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4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9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4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5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5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5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5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6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6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6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4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4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7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6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7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8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8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8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9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9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9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9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9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5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9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0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1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0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0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5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1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1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9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1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2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2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9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1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6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0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3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2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3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4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3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5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7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3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3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3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3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5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7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4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2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4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6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1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3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5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7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9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4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4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8" style:family="text">
      <style:text-properties fo:font-size="9.50pt" fo:font-weight="normal" fo:font-family="Consolas" style:font-family-asian="Consolas" style:font-family-complex="Consolas" fo:background-color="transparent" fo:color="#6f008a"/>
    </style:style>
    <style:style style:name="T15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5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8.00pt" fo:font-weight="bold" fo:font-family="Consolas" style:font-family-asian="Consolas" style:font-family-complex="Consolas" fo:background-color="transparent" fo:color="#000000"/>
    </style:style>
    <style:style style:name="T1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 fo:margin-top="12.00pt" fo:margin-bottom="6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0.00pt" fo:text-indent="35.45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00pt" fo:text-indent="35.45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00pt" fo:text-indent="35.45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0.00pt" fo:text-indent="35.45pt"/>
    </style:style>
    <style:style style:name="P15" style:family="paragraph">
      <style:paragraph-properties fo:line-height="100.00%" fo:text-align="left" fo:margin-left="141.80pt" fo:text-indent="35.45pt"/>
    </style:style>
    <style:style style:name="P16" style:family="paragraph">
      <style:paragraph-properties fo:line-height="115.00%" fo:text-align="left" fo:margin-bottom="7.00pt"/>
    </style:style>
    <style:style style:name="P17" style:family="paragraph">
      <style:paragraph-properties fo:line-height="100.00%" fo:text-align="left" fo:margin-left="40.85pt" fo:text-indent="-5.40pt">
        <style:tab-stops>
          <style:tab-stop style:position="83.20pt"/>
          <style:tab-stop style:position="32855.65pt"/>
          <style:tab-stop style:position="421080.80pt" style:type="right"/>
        </style:tab-stops>
      </style:paragraph-properties>
    </style:style>
    <style:style style:name="P18" style:family="paragraph">
      <style:paragraph-properties fo:line-height="115.00%" fo:text-align="center" fo:margin-bottom="7.00pt"/>
    </style:style>
    <style:style style:name="P19" style:family="paragraph">
      <style:paragraph-properties fo:line-height="100.00%" fo:text-align="left" fo:margin-left="40.85pt" fo:text-indent="-5.40pt">
        <style:tab-stops>
          <style:tab-stop style:position="83.20pt"/>
          <style:tab-stop style:position="32855.65pt"/>
          <style:tab-stop style:position="421080.80pt" style:type="right"/>
        </style:tab-stops>
      </style:paragraph-properties>
    </style:style>
    <style:style style:name="P20" style:family="paragraph">
      <style:paragraph-properties fo:line-height="100.00%" fo:text-align="left" fo:margin-left="40.85pt" fo:text-indent="-5.40pt">
        <style:tab-stops>
          <style:tab-stop style:position="83.20pt"/>
          <style:tab-stop style:position="32855.65pt"/>
          <style:tab-stop style:position="421080.80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40.85pt" fo:text-indent="-5.40pt">
        <style:tab-stops>
          <style:tab-stop style:position="83.20pt"/>
          <style:tab-stop style:position="32855.65pt"/>
          <style:tab-stop style:position="421080.80pt" style:type="right"/>
        </style:tab-stops>
      </style:paragraph-properties>
    </style:style>
    <style:style style:name="P23" style:family="paragraph">
      <style:paragraph-properties fo:line-height="115.00%" fo:text-align="center" fo:margin-left="35.45pt" fo:text-indent="0.00pt" fo:margin-bottom="7.00pt"/>
    </style:style>
    <style:style style:name="P24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-40.85pt"/>
        </style:tab-stops>
      </style:paragraph-properties>
    </style:style>
    <style:style style:name="P25" style:family="paragraph">
      <style:paragraph-properties fo:line-height="115.00%" fo:text-align="center" fo:margin-bottom="7.00pt"/>
    </style:style>
    <style:style style:name="P26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-40.85pt"/>
        </style:tab-stops>
      </style:paragraph-properties>
    </style:style>
    <style:style style:name="P27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28" style:family="paragraph">
      <style:paragraph-properties fo:line-height="115.00%" fo:text-align="left" fo:margin-bottom="7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 fo:margin-bottom="7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33" style:family="paragraph">
      <style:paragraph-properties fo:line-height="115.00%" fo:text-align="left" fo:margin-bottom="7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 fo:margin-bottom="7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15.00%" fo:text-align="left" fo:margin-bottom="7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43" style:family="paragraph">
      <style:paragraph-properties fo:line-height="115.00%" fo:text-align="left" fo:margin-bottom="7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15.00%" fo:text-align="left" fo:margin-bottom="7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48" style:family="paragraph">
      <style:paragraph-properties fo:line-height="115.00%" fo:text-align="left" fo:margin-bottom="7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15.00%" fo:text-align="left" fo:margin-bottom="7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53" style:family="paragraph">
      <style:paragraph-properties fo:line-height="115.00%" fo:text-align="left" fo:margin-bottom="7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15.00%" fo:text-align="left" fo:margin-bottom="7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58" style:family="paragraph">
      <style:paragraph-properties fo:line-height="115.00%" fo:text-align="left" fo:margin-bottom="7.0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15.00%" fo:text-align="left" fo:margin-bottom="7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63" style:family="paragraph">
      <style:paragraph-properties fo:line-height="115.00%" fo:text-align="left" fo:margin-bottom="7.00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15.00%" fo:text-align="left" fo:margin-bottom="7.00p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68" style:family="paragraph">
      <style:paragraph-properties fo:line-height="115.00%" fo:text-align="left" fo:margin-bottom="7.0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15.00%" fo:text-align="left" fo:margin-bottom="7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40.85pt" fo:text-indent="-5.40pt">
        <style:tab-stops>
          <style:tab-stop style:position="-13.35pt"/>
          <style:tab-stop style:position="32855.65pt"/>
          <style:tab-stop style:position="421080.80pt" style:type="right"/>
          <style:tab-stop style:position="1584.75pt"/>
        </style:tab-stops>
      </style:paragraph-properties>
    </style:style>
    <style:style style:name="P73" style:family="paragraph">
      <style:paragraph-properties fo:line-height="115.00%" fo:text-align="left" fo:margin-bottom="7.00pt"/>
    </style:style>
    <style:style style:name="P74" style:family="paragraph">
      <style:paragraph-properties fo:line-height="115.00%" fo:text-align="center" fo:margin-bottom="7.00pt"/>
    </style:style>
    <style:style style:name="P75" style:family="paragraph">
      <style:paragraph-properties fo:line-height="115.00%" fo:text-align="left" fo:margin-bottom="7.00p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15.00%" fo:text-align="left" fo:margin-bottom="7.00p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15.00%" fo:text-align="center" fo:margin-bottom="7.00pt"/>
    </style:style>
    <style:style style:name="P80" style:family="paragraph">
      <style:paragraph-properties fo:line-height="115.00%" fo:text-align="left" fo:margin-bottom="7.00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15.00%" fo:text-align="left" fo:margin-bottom="7.00p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15.00%" fo:text-align="left" fo:margin-bottom="7.00p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15.00%" fo:text-align="left" fo:margin-bottom="7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15.00%" fo:text-align="left" fo:margin-bottom="7.00pt"/>
    </style:style>
    <style:style style:name="P89" style:family="paragraph">
      <style:paragraph-properties fo:line-height="115.00%" fo:text-align="center" fo:margin-bottom="7.00pt"/>
    </style:style>
    <style:style style:name="P90" style:family="paragraph">
      <style:paragraph-properties fo:line-height="115.00%" fo:text-align="left" fo:margin-bottom="7.00pt"/>
    </style:style>
    <style:style style:name="TableColumn0100" style:family="table-column">
      <style:table-column-properties style:column-width="1.722917in"/>
    </style:style>
    <style:style style:name="TableColumn0101" style:family="table-column">
      <style:table-column-properties style:column-width="2.078472in"/>
    </style:style>
    <style:style style:name="TableColumn0102" style:family="table-column">
      <style:table-column-properties style:column-width="2.624306in"/>
    </style:style>
    <style:style style:name="Table01" style:family="table">
      <style:table-properties style:width="6.42569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381944in"/>
    </style:style>
    <style:style style:name="TableColumn0201" style:family="table-column">
      <style:table-column-properties style:column-width="1.884028in"/>
    </style:style>
    <style:style style:name="TableColumn0202" style:family="table-column">
      <style:table-column-properties style:column-width="1.492361in"/>
    </style:style>
    <style:style style:name="TableColumn0203" style:family="table-column">
      <style:table-column-properties style:column-width="2.667361in"/>
    </style:style>
    <style:style style:name="Table02" style:family="table">
      <style:table-properties style:width="6.42569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Міністерство</text:span><text:span text:style-name="T2"><text:s/></text:span><text:span text:style-name="T3">освіти</text:span><text:span text:style-name="T4"><text:s/></text:span><text:span text:style-name="T5">і</text:span><text:span text:style-name="T6"><text:s/></text:span><text:span text:style-name="T7">науки</text:span><text:span text:style-name="T8"><text:s/></text:span><text:span text:style-name="T9">України</text:span></text:p>
      <text:p text:style-name="P1"><text:span text:style-name="T9">Національний</text:span><text:span text:style-name="T10"><text:s/></text:span><text:span text:style-name="T11">технічний</text:span><text:span text:style-name="T12"><text:s/></text:span><text:span text:style-name="T13">університет</text:span><text:span text:style-name="T14"><text:s/></text:span><text:span text:style-name="T15">України</text:span></text:p>
      <text:p text:style-name="P1"><text:span text:style-name="T16">«</text:span><text:span text:style-name="T17">Київський</text:span><text:span text:style-name="T18"><text:s/></text:span><text:span text:style-name="T19">політехнічний</text:span><text:span text:style-name="T20"><text:s/></text:span><text:span text:style-name="T21">інститут</text:span><text:span text:style-name="T22"><text:s/></text:span><text:span text:style-name="T23">імені</text:span><text:span text:style-name="T24"><text:s/></text:span><text:span text:style-name="T25">Ігоря</text:span><text:span text:style-name="T26"><text:s/></text:span><text:span text:style-name="T27">Сікорського</text:span><text:span text:style-name="T28">»</text:span></text:p>
      <text:p text:style-name="P1"><text:span text:style-name="T29">Факультет</text:span><text:span text:style-name="T30"><text:s/></text:span><text:span text:style-name="T31">прикладної</text:span><text:span text:style-name="T32"><text:s/></text:span><text:span text:style-name="T33">математики</text:span></text:p>
      <text:p text:style-name="P1"><text:span text:style-name="T33">Кафедра</text:span><text:span text:style-name="T34"><text:s/></text:span><text:span text:style-name="T35">системного</text:span><text:span text:style-name="T36"><text:s/></text:span><text:span text:style-name="T37">програмування</text:span></text:p>
      <text:p text:style-name="P1"><text:span text:style-name="T37">і</text:span><text:span text:style-name="T38"><text:s/></text:span><text:span text:style-name="T39">спеціалізованих</text:span><text:span text:style-name="T40"><text:s/></text:span><text:span text:style-name="T41">комп’ютерних</text:span><text:span text:style-name="T42"><text:s/></text:span><text:span text:style-name="T43">системи</text:span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3"><text:span text:style-name="T45">Лабораторна</text:span><text:span text:style-name="T46"><text:s/></text:span><text:span text:style-name="T47">робота</text:span><text:span text:style-name="T48"><text:s/></text:span><text:span text:style-name="T49">№</text:span><text:span text:style-name="T50">3</text:span></text:p>
      <text:p text:style-name="P4"><text:span text:style-name="T51">з</text:span><text:span text:style-name="T52"><text:s/></text:span><text:span text:style-name="T53">дисципліни</text:span></text:p>
      <text:p text:style-name="P4"><text:span text:style-name="T54">«</text:span><text:span text:style-name="T55">Архітектура</text:span><text:span text:style-name="T56"><text:s/></text:span><text:span text:style-name="T57">комп’ютерів</text:span><text:span text:style-name="T58"><text:s/>2.<text:s/></text:span><text:span text:style-name="T59">Програмне</text:span><text:span text:style-name="T60"><text:s/></text:span><text:span text:style-name="T61">забезпечення</text:span><text:span text:style-name="T62">»</text:span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5"><text:span text:style-name="T64">Виконв</text:span><text:span text:style-name="T65">:</text:span><text:span text:style-name="T66">Лазуткин О.О</text:span><text:span text:style-name="T67"><text:tab/><text:tab/><text:tab/><text:tab/><text:tab/><text:tab/><text:tab/><text:tab/></text:span><text:span text:style-name="T68">Перевірив</text:span><text:span text:style-name="T69">:</text:span></text:p>
      <text:p text:style-name="P5"><text:span text:style-name="T70">студент</text:span><text:span text:style-name="T71"><text:s/></text:span><text:span text:style-name="T72">групи</text:span><text:span text:style-name="T73"><text:s/></text:span><text:span text:style-name="T74">КВ</text:span><text:span text:style-name="T75">-83<text:tab/><text:tab/><text:tab/><text:tab/><text:tab/><text:tab/></text:span><text:span text:style-name="T76">Молчанов</text:span><text:span text:style-name="T77"><text:s/></text:span><text:span text:style-name="T78">О</text:span><text:span text:style-name="T79">.<text:s/></text:span><text:span text:style-name="T80">А</text:span><text:span text:style-name="T81">.</text:span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5"><text:span text:style-name="T82"/></text:p>
      <text:p text:style-name="P6"><text:span text:style-name="T83">Київ</text:span><text:span text:style-name="T84"><text:s/></text:span><text:span text:style-name="T85">– 2021</text:span></text:p>
      <text:p text:style-name="P7"><text:span text:style-name="T86"><text:s/></text:span><text:span text:style-name="T87">Загальне</text:span><text:span text:style-name="T88"><text:s/></text:span><text:span text:style-name="T89">завдання</text:span></text:p>
      <text:p text:style-name="P8"><text:span text:style-name="T90">Завдання</text:span><text:span text:style-name="T91"><text:s/></text:span><text:span text:style-name="T92">лабораторної</text:span><text:span text:style-name="T93"><text:s/></text:span><text:span text:style-name="T94">роботи</text:span><text:span text:style-name="T95"><text:s/></text:span><text:span text:style-name="T96">наступне</text:span><text:span text:style-name="T97">:<text:s/></text:span><text:span text:style-name="T98">реалізувати</text:span><text:span text:style-name="T99"><text:s/></text:span><text:span text:style-name="T100">програму</text:span><text:span text:style-name="T101"><text:s/></text:span><text:span text:style-name="T102">мовою</text:span><text:span text:style-name="T103"><text:s/>C,<text:s/></text:span><text:span text:style-name="T104">що</text:span><text:span text:style-name="T105"><text:s/></text:span><text:span text:style-name="T106">виконує</text:span></text:p>
      <text:p text:style-name="P9"><text:span text:style-name="T106">зчитування</text:span><text:span text:style-name="T107"><text:s/></text:span><text:span text:style-name="T108">послідовності</text:span><text:span text:style-name="T109"><text:s/></text:span><text:span text:style-name="T110">команд</text:span><text:span text:style-name="T111"><text:s/>(</text:span><text:span text:style-name="T112">програми</text:span><text:span text:style-name="T113">)<text:s/></text:span><text:span text:style-name="T114">з</text:span><text:span text:style-name="T115"><text:s/></text:span><text:span text:style-name="T116">файлу</text:span><text:span text:style-name="T117"><text:s/></text:span><text:span text:style-name="T118">і</text:span><text:span text:style-name="T119"><text:s/></text:span><text:span text:style-name="T120">заміняє</text:span><text:span text:style-name="T121"><text:s/></text:span><text:span text:style-name="T122">віртуальні</text:span><text:span text:style-name="T123"><text:s/></text:span><text:span text:style-name="T124">адреси</text:span><text:span text:style-name="T125"><text:s/></text:span><text:span text:style-name="T126">на</text:span><text:span text:style-name="T127"><text:s/></text:span><text:span text:style-name="T128">фізичні</text:span><text:span text:style-name="T129"><text:s/></text:span><text:span text:style-name="T130">в</text:span></text:p>
      <text:p text:style-name="P9"><text:span text:style-name="T130">командах</text:span><text:span text:style-name="T131">,<text:s/></text:span><text:span text:style-name="T132">що</text:span><text:span text:style-name="T133"><text:s/></text:span><text:span text:style-name="T134">визначаються</text:span><text:span text:style-name="T135"><text:s/></text:span><text:span text:style-name="T136">варіантом</text:span><text:span text:style-name="T137">.<text:s/></text:span><text:span text:style-name="T138">Тип</text:span><text:span text:style-name="T139"><text:s/></text:span><text:span text:style-name="T140">організації</text:span><text:span text:style-name="T141"><text:s/></text:span><text:span text:style-name="T142">пам’яті</text:span><text:span text:style-name="T143"><text:s/></text:span><text:span text:style-name="T144">також</text:span><text:span text:style-name="T145"><text:s/></text:span><text:span text:style-name="T146">визначається</text:span><text:span text:style-name="T147"><text:s/></text:span><text:span text:style-name="T148">варіантом</text:span><text:span text:style-name="T149">.</text:span></text:p>
      <text:p text:style-name="P9"><text:span text:style-name="T150">Заміна</text:span><text:span text:style-name="T151"><text:s/></text:span><text:span text:style-name="T152">адреси</text:span><text:span text:style-name="T153"><text:s/></text:span><text:span text:style-name="T154">відбувається</text:span><text:span text:style-name="T155"><text:s/></text:span><text:span text:style-name="T156">у</text:span><text:span text:style-name="T157"><text:s/></text:span><text:span text:style-name="T158">випадку</text:span><text:span text:style-name="T159">,<text:s/></text:span><text:span text:style-name="T160">якщо</text:span><text:span text:style-name="T161"><text:s/></text:span><text:span text:style-name="T162">сторінка</text:span><text:span text:style-name="T163"><text:s/></text:span><text:span text:style-name="T164">та</text:span><text:span text:style-name="T165">/</text:span><text:span text:style-name="T166">або</text:span><text:span text:style-name="T167"><text:s/></text:span><text:span text:style-name="T168">сегмент</text:span><text:span text:style-name="T169"><text:s/></text:span><text:span text:style-name="T170">знаходиться</text:span><text:span text:style-name="T171"><text:s/></text:span><text:span text:style-name="T172">в</text:span><text:span text:style-name="T173"><text:s/></text:span><text:span text:style-name="T174">оперативній</text:span></text:p>
      <text:p text:style-name="P9"><text:span text:style-name="T174">пам’яті</text:span><text:span text:style-name="T175"><text:s/>(</text:span><text:span text:style-name="T176">ОП</text:span><text:span text:style-name="T177">).<text:s/></text:span><text:span text:style-name="T178">Якщо</text:span><text:span text:style-name="T179"><text:s/></text:span><text:span text:style-name="T180">потрібна</text:span><text:span text:style-name="T181"><text:s/></text:span><text:span text:style-name="T182">віртуальна</text:span><text:span text:style-name="T183"><text:s/></text:span><text:span text:style-name="T184">сторінки</text:span><text:span text:style-name="T185"><text:s/></text:span><text:span text:style-name="T186">та</text:span><text:span text:style-name="T187">/</text:span><text:span text:style-name="T188">або</text:span><text:span text:style-name="T189"><text:s/></text:span><text:span text:style-name="T190">сегмент</text:span><text:span text:style-name="T191"><text:s/></text:span><text:span text:style-name="T192">відсутній</text:span><text:span text:style-name="T193"><text:s/></text:span><text:span text:style-name="T194">в</text:span><text:span text:style-name="T195"><text:s/></text:span><text:span text:style-name="T196">ОП</text:span><text:span text:style-name="T197">,<text:s/></text:span><text:span text:style-name="T198">тоді</text:span><text:span text:style-name="T199"><text:s/></text:span><text:span text:style-name="T200">має</text:span><text:span text:style-name="T201"><text:s/></text:span><text:span text:style-name="T202">бути</text:span></text:p>
      <text:p text:style-name="P9"><text:span text:style-name="T202">виведене</text:span><text:span text:style-name="T203"><text:s/></text:span><text:span text:style-name="T204">повідомлення</text:span><text:span text:style-name="T205"><text:s/></text:span><text:span text:style-name="T206">про</text:span><text:span text:style-name="T207"><text:s/></text:span><text:span text:style-name="T208">помилку</text:span><text:span text:style-name="T209"><text:s/></text:span><text:span text:style-name="T210">відсутності</text:span><text:span text:style-name="T211"><text:s/></text:span><text:span text:style-name="T212">сторінки</text:span><text:span text:style-name="T213">/</text:span><text:span text:style-name="T214">сегменту</text:span><text:span text:style-name="T215">,<text:s/></text:span><text:span text:style-name="T216">й</text:span><text:span text:style-name="T217"><text:s/></text:span><text:span text:style-name="T218">аналіз</text:span><text:span text:style-name="T219"><text:s/></text:span><text:span text:style-name="T220">команд</text:span><text:span text:style-name="T221"><text:s/></text:span><text:span text:style-name="T222">має</text:span><text:span text:style-name="T223"><text:s/></text:span><text:span text:style-name="T224">бути</text:span></text:p>
      <text:p text:style-name="P9"><text:span text:style-name="T224">продовжено</text:span><text:span text:style-name="T225">.<text:s/></text:span><text:span text:style-name="T226">Таблиця</text:span><text:span text:style-name="T227"><text:s/></text:span><text:span text:style-name="T228">сторінок</text:span><text:span text:style-name="T229">/</text:span><text:span text:style-name="T230">сегментів</text:span><text:span text:style-name="T231"><text:s/></text:span><text:span text:style-name="T232">задається</text:span><text:span text:style-name="T233"><text:s/></text:span><text:span text:style-name="T234">у</text:span><text:span text:style-name="T235"><text:s/></text:span><text:span text:style-name="T236">файлі</text:span><text:span text:style-name="T237"><text:s/></text:span><text:span text:style-name="T238">формату</text:span><text:span text:style-name="T239"><text:s/>CSV.</text:span></text:p>
      <text:p text:style-name="P10"><text:span text:style-name="T240">Програма</text:span><text:span text:style-name="T241"><text:s/></text:span><text:span text:style-name="T242">має</text:span><text:span text:style-name="T243"><text:s/></text:span><text:span text:style-name="T244">містити</text:span><text:span text:style-name="T245"><text:s/></text:span><text:span text:style-name="T246">наступні</text:span><text:span text:style-name="T247"><text:s/></text:span><text:span text:style-name="T248">компоненти</text:span><text:span text:style-name="T249">:</text:span></text:p>
      <text:p text:style-name="P11"><text:span text:style-name="T250">1.<text:s/></text:span><text:span text:style-name="T251">Модуль</text:span><text:span text:style-name="T252"><text:s/></text:span><text:span text:style-name="T253">зчитування</text:span><text:span text:style-name="T254"><text:s/></text:span><text:span text:style-name="T255">таблиці</text:span><text:span text:style-name="T256"><text:s/></text:span><text:span text:style-name="T257">сторінок</text:span><text:span text:style-name="T258">/</text:span><text:span text:style-name="T259">сегментів</text:span><text:span text:style-name="T260"><text:s/></text:span><text:span text:style-name="T261">з</text:span><text:span text:style-name="T262"><text:s/></text:span><text:span text:style-name="T263">файлу</text:span><text:span text:style-name="T264"><text:s/>CSV<text:s/></text:span><text:span text:style-name="T265">і</text:span><text:span text:style-name="T266"><text:s/></text:span><text:span text:style-name="T267">створення</text:span><text:span text:style-name="T268"><text:s/></text:span><text:span text:style-name="T269">внутрішнього</text:span></text:p>
      <text:p text:style-name="P11"><text:span text:style-name="T269">представлення</text:span><text:span text:style-name="T270"><text:s/></text:span><text:span text:style-name="T271">відповідної</text:span><text:span text:style-name="T272"><text:s/></text:span><text:span text:style-name="T273">таблиці</text:span><text:span text:style-name="T274"><text:s/>(</text:span><text:span text:style-name="T275">або</text:span><text:span text:style-name="T276"><text:s/></text:span><text:span text:style-name="T277">таблиць</text:span><text:span text:style-name="T278">);</text:span></text:p>
      <text:p text:style-name="P11"><text:span text:style-name="T279"/></text:p>
      <text:p text:style-name="P11"><text:span text:style-name="T280">2.<text:s/></text:span><text:span text:style-name="T281">Модуль</text:span><text:span text:style-name="T282"><text:s/></text:span><text:span text:style-name="T283">з</text:span><text:span text:style-name="T284"><text:s/></text:span><text:span text:style-name="T285">реалізацією</text:span><text:span text:style-name="T286"><text:s/></text:span><text:span text:style-name="T287">функцій</text:span><text:span text:style-name="T288"><text:s/></text:span><text:span text:style-name="T289">зчитування</text:span><text:span text:style-name="T290">,<text:s/></text:span><text:span text:style-name="T291">аналізу</text:span><text:span text:style-name="T292"><text:s/></text:span><text:span text:style-name="T293">і</text:span><text:span text:style-name="T294"><text:s/></text:span><text:span text:style-name="T295">зміни</text:span><text:span text:style-name="T296"><text:s/></text:span><text:span text:style-name="T297">команд</text:span><text:span text:style-name="T298"><text:s/></text:span><text:span text:style-name="T299">з</text:span><text:span text:style-name="T300"><text:s/></text:span><text:span text:style-name="T301">бінарного</text:span><text:span text:style-name="T302"><text:s/></text:span><text:span text:style-name="T303">файлу</text:span><text:span text:style-name="T304">,<text:s/></text:span><text:span text:style-name="T305">що</text:span></text:p>
      <text:p text:style-name="P11"><text:span text:style-name="T305">виконує</text:span><text:span text:style-name="T306"><text:s/></text:span><text:span text:style-name="T307">заміну</text:span><text:span text:style-name="T308"><text:s/></text:span><text:span text:style-name="T309">віртуальних</text:span><text:span text:style-name="T310"><text:s/></text:span><text:span text:style-name="T311">адрес</text:span><text:span text:style-name="T312"><text:s/></text:span><text:span text:style-name="T313">в</text:span><text:span text:style-name="T314"><text:s/></text:span><text:span text:style-name="T315">зчитаних</text:span><text:span text:style-name="T316"><text:s/></text:span><text:span text:style-name="T317">командах</text:span><text:span text:style-name="T318"><text:s/></text:span><text:span text:style-name="T319">на</text:span><text:span text:style-name="T320"><text:s/></text:span><text:span text:style-name="T321">фізичні</text:span><text:span text:style-name="T322">;</text:span></text:p>
      <text:p text:style-name="P11"><text:span text:style-name="T323"/></text:p>
      <text:p text:style-name="P11"><text:span text:style-name="T324">3.<text:s/></text:span><text:span text:style-name="T325">Модуль</text:span><text:span text:style-name="T326"><text:s/></text:span><text:span text:style-name="T327">тестування</text:span><text:span text:style-name="T328">,<text:s/></text:span><text:span text:style-name="T329">що</text:span><text:span text:style-name="T330"><text:s/></text:span><text:span text:style-name="T331">містить</text:span><text:span text:style-name="T332"><text:s/></text:span><text:span text:style-name="T333">тести</text:span><text:span text:style-name="T334"><text:s/></text:span><text:span text:style-name="T335">реалізованої</text:span><text:span text:style-name="T336"><text:s/></text:span><text:span text:style-name="T337">програми</text:span><text:span text:style-name="T338">.</text:span></text:p>
      <text:p text:style-name="P12"><text:span text:style-name="T339">В</text:span><text:span text:style-name="T340"><text:s/></text:span><text:span text:style-name="T341">результаті</text:span><text:span text:style-name="T342"><text:s/></text:span><text:span text:style-name="T343">виконання</text:span><text:span text:style-name="T344"><text:s/></text:span><text:span text:style-name="T345">лабораторної</text:span><text:span text:style-name="T346"><text:s/></text:span><text:span text:style-name="T347">роботи</text:span><text:span text:style-name="T348"><text:s/></text:span><text:span text:style-name="T349">має</text:span><text:span text:style-name="T350"><text:s/></text:span><text:span text:style-name="T351">бути</text:span><text:span text:style-name="T352"><text:s/></text:span><text:span text:style-name="T353">підготовлено</text:span><text:span text:style-name="T354"><text:s/></text:span><text:span text:style-name="T355">звіт</text:span><text:span text:style-name="T356">,<text:s/></text:span><text:span text:style-name="T357">який</text:span><text:span text:style-name="T358"><text:s/></text:span><text:span text:style-name="T359">містить</text:span><text:span text:style-name="T360">:</text:span></text:p>
      <text:p text:style-name="P13"><text:span text:style-name="T361">1)<text:s/></text:span><text:span text:style-name="T362">титульний</text:span><text:span text:style-name="T363"><text:s/></text:span><text:span text:style-name="T364">аркуш</text:span><text:span text:style-name="T365">;</text:span></text:p>
      <text:p text:style-name="P13"><text:span text:style-name="T366">2)<text:s/></text:span><text:span text:style-name="T367">загальне</text:span><text:span text:style-name="T368"><text:s/></text:span><text:span text:style-name="T369">завдання</text:span><text:span text:style-name="T370"><text:s/></text:span><text:span text:style-name="T371">лабораторної</text:span><text:span text:style-name="T372"><text:s/></text:span><text:span text:style-name="T373">роботи</text:span><text:span text:style-name="T374">;</text:span></text:p>
      <text:p text:style-name="P13"><text:span text:style-name="T375">3)<text:s/></text:span><text:span text:style-name="T376">варіант</text:span><text:span text:style-name="T377"><text:s/></text:span><text:span text:style-name="T378">і</text:span><text:span text:style-name="T379"><text:s/></text:span><text:span text:style-name="T380">завдання</text:span><text:span text:style-name="T381"><text:s/></text:span><text:span text:style-name="T382">за</text:span><text:span text:style-name="T383"><text:s/></text:span><text:span text:style-name="T384">варіантом</text:span><text:span text:style-name="T385"><text:s/>(</text:span><text:span text:style-name="T386">інформація</text:span><text:span text:style-name="T387"><text:s/></text:span><text:span text:style-name="T388">про</text:span><text:span text:style-name="T389"><text:s/></text:span><text:span text:style-name="T390">варіанти</text:span><text:span text:style-name="T391"><text:s/></text:span><text:span text:style-name="T392">наведена</text:span><text:span text:style-name="T393"><text:s/></text:span><text:span text:style-name="T394">в</text:span><text:span text:style-name="T395"><text:s/></text:span><text:span text:style-name="T396">п</text:span><text:span text:style-name="T397">. 4);</text:span></text:p>
      <text:p text:style-name="P13"><text:span text:style-name="T398">4)<text:s/></text:span><text:span text:style-name="T399">лістинг</text:span><text:span text:style-name="T400"><text:s/></text:span><text:span text:style-name="T401">реалізованої</text:span><text:span text:style-name="T402"><text:s/></text:span><text:span text:style-name="T403">програми</text:span><text:span text:style-name="T404"><text:s/>(</text:span><text:span text:style-name="T405">перших</text:span><text:span text:style-name="T406"><text:s/></text:span><text:span text:style-name="T407">двох</text:span><text:span text:style-name="T408"><text:s/></text:span><text:span text:style-name="T409">модулів</text:span><text:span text:style-name="T410">);</text:span></text:p>
      <text:p text:style-name="P13"><text:span text:style-name="T411">5)<text:s/></text:span><text:span text:style-name="T412">результати</text:span><text:span text:style-name="T413"><text:s/></text:span><text:span text:style-name="T414">тестування</text:span><text:span text:style-name="T415"><text:s/></text:span><text:span text:style-name="T416">програми</text:span><text:span text:style-name="T417"><text:s/></text:span><text:span text:style-name="T418">для</text:span><text:span text:style-name="T419"><text:s/></text:span><text:span text:style-name="T420">декількох</text:span><text:span text:style-name="T421"><text:s/></text:span><text:span text:style-name="T422">наборів</text:span><text:span text:style-name="T423"><text:s/></text:span><text:span text:style-name="T424">тестових</text:span><text:span text:style-name="T425"><text:s/></text:span><text:span text:style-name="T426">даних</text:span><text:span text:style-name="T427">. </text:span></text:p>
      <text:p text:style-name="P14"><text:span text:style-name="T428">Тести</text:span><text:span text:style-name="T429"><text:s/></text:span><text:span text:style-name="T430">мають</text:span><text:span text:style-name="T431"><text:s/></text:span><text:span text:style-name="T432">виконувати</text:span><text:span text:style-name="T433"><text:s/></text:span><text:span text:style-name="T434">перевірку</text:span><text:span text:style-name="T435"><text:s/></text:span><text:span text:style-name="T436">всіх</text:span><text:span text:style-name="T437"><text:s/></text:span><text:span text:style-name="T438">пунктів</text:span><text:span text:style-name="T439"><text:s/></text:span><text:span text:style-name="T440">основного</text:span><text:span text:style-name="T441"><text:s/></text:span><text:span text:style-name="T442">завдання</text:span><text:span text:style-name="T443">,<text:s/></text:span><text:span text:style-name="T444">завдання</text:span><text:span text:style-name="T445"><text:s/></text:span><text:span text:style-name="T446">за</text:span><text:span text:style-name="T447"><text:s/></text:span><text:span text:style-name="T448">варіантом</text:span><text:span text:style-name="T449"><text:s/></text:span><text:span text:style-name="T450">іпродемонструвати</text:span><text:span text:style-name="T451"><text:s/></text:span><text:span text:style-name="T452">коректність</text:span><text:span text:style-name="T453"><text:s/></text:span><text:span text:style-name="T454">роботи</text:span><text:span text:style-name="T455"><text:s/></text:span><text:span text:style-name="T456">реалізованої</text:span><text:span text:style-name="T457"><text:s/></text:span><text:span text:style-name="T458">програми</text:span><text:span text:style-name="T459">.</text:span></text:p>
      <text:p text:style-name="P15"><text:span text:style-name="T460">Завдання</text:span><text:span text:style-name="T461"><text:s/></text:span><text:span text:style-name="T462">за</text:span><text:span text:style-name="T463"><text:s/></text:span><text:span text:style-name="T464">варіантом</text:span><text:span text:style-name="T465"><text:s/>11</text:span></text:p>
      <text:p text:style-name="P16"><text:span text:style-name="T466"><text:tab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8"><text:span text:style-name="T468">Тип</text:span><text:span text:style-name="T469"><text:s/></text:span><text:span text:style-name="T470">організації</text:span><text:span text:style-name="T471"><text:s/></text:span><text:span text:style-name="T472">пам’яті</text:span><text:span text:style-name="T473"/></text:p>
          </table:table-cell>
          <table:table-cell table:style-name="TableCell010001">
            <text:p text:style-name="P18"><text:span text:style-name="T474">Параметри</text:span><text:span text:style-name="T475"><text:s/></text:span><text:span text:style-name="T476">віртуальної</text:span><text:span text:style-name="T477"><text:s/></text:span><text:span text:style-name="T478">адреси</text:span><text:span text:style-name="T479"/></text:p>
          </table:table-cell>
          <table:table-cell table:style-name="TableCell010002">
            <text:p text:style-name="P18"><text:span text:style-name="T480">Список</text:span><text:span text:style-name="T481"><text:s/></text:span><text:span text:style-name="T482">команд</text:span><text:span text:style-name="T483"/></text:p>
          </table:table-cell>
        </table:table-row>
        <table:table-row table:style-name="TableRow0101">
          <table:table-cell table:style-name="TableCell010100">
            <text:p text:style-name="P21"><text:span text:style-name="T484">сегментна</text:span><text:span text:style-name="T485"/></text:p>
          </table:table-cell>
          <table:table-cell table:style-name="TableCell010101">
            <text:p text:style-name="P21"><text:span text:style-name="T486">РТД</text:span><text:span text:style-name="T487">: 256</text:span><text:span text:style-name="T488"/></text:p>
          </table:table-cell>
          <table:table-cell table:style-name="TableCell010102">
            <text:p text:style-name="P21"><text:span text:style-name="T489">2, 3, 12, 14, 16, 18, 27, 28, 29</text:span><text:span text:style-name="T490"/></text:p>
          </table:table-cell>
        </table:table-row>
      </table:table>
      <text:p text:style-name="P23"><text:span text:style-name="T491">Система</text:span><text:span text:style-name="T492"><text:s/></text:span><text:span text:style-name="T493">команд</text:span><text:span text:style-name="T494">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5"><text:span text:style-name="T496">№</text:span><text:span text:style-name="T497"/></text:p>
          </table:table-cell>
          <table:table-cell table:style-name="TableCell020001">
            <text:p text:style-name="P25"><text:span text:style-name="T498">Команда</text:span><text:span text:style-name="T499"/></text:p>
          </table:table-cell>
          <table:table-cell table:style-name="TableCell020002">
            <text:p text:style-name="P25"><text:span text:style-name="T500">Код</text:span><text:span text:style-name="T501"><text:s/></text:span><text:span text:style-name="T502">команди</text:span><text:span text:style-name="T503"><text:s/>(0x)</text:span><text:span text:style-name="T504"/></text:p>
          </table:table-cell>
          <table:table-cell table:style-name="TableCell020003">
            <text:p text:style-name="P25"><text:span text:style-name="T505">Опис</text:span><text:span text:style-name="T506"/></text:p>
          </table:table-cell>
        </table:table-row>
        <table:table-row table:style-name="TableRow0201">
          <table:table-cell table:style-name="TableCell020100">
            <text:p text:style-name="P28"><text:span text:style-name="T507">2</text:span><text:span text:style-name="T508"/></text:p>
          </table:table-cell>
          <table:table-cell table:style-name="TableCell020101">
            <text:p text:style-name="P29"><text:span text:style-name="T509"><text:s/>MOV &lt;reg&gt;,&lt;addr&gt;</text:span><text:span text:style-name="T510"/></text:p>
          </table:table-cell>
          <table:table-cell table:style-name="TableCell020102">
            <text:p text:style-name="P30"><text:span text:style-name="T511">1B 0 /reg /addr</text:span><text:span text:style-name="T512"/></text:p>
          </table:table-cell>
          <table:table-cell table:style-name="TableCell020103">
            <text:p text:style-name="P31"><text:span text:style-name="T513">перемістити значення з ОП за адресою &lt;addr&gt;у регістр &lt;reg&gt;</text:span><text:span text:style-name="T514"/></text:p>
          </table:table-cell>
        </table:table-row>
        <table:table-row table:style-name="TableRow0202">
          <table:table-cell table:style-name="TableCell020200">
            <text:p text:style-name="P33"><text:span text:style-name="T515">3</text:span><text:span text:style-name="T516"/></text:p>
          </table:table-cell>
          <table:table-cell table:style-name="TableCell020201">
            <text:p text:style-name="P34"><text:span text:style-name="T517">MOV &lt;addr&gt;,&lt;reg&gt;</text:span><text:span text:style-name="T518"/></text:p>
          </table:table-cell>
          <table:table-cell table:style-name="TableCell020202">
            <text:p text:style-name="P35"><text:span text:style-name="T519">1B 1 /addr /reg<text:s/></text:span><text:span text:style-name="T520"/></text:p>
          </table:table-cell>
          <table:table-cell table:style-name="TableCell020203">
            <text:p text:style-name="P36"><text:span text:style-name="T521">перемістити значення з регістру &lt;reg&gt;в ОП за адресою &lt;addr&gt;</text:span><text:span text:style-name="T522"/></text:p>
          </table:table-cell>
        </table:table-row>
        <table:table-row table:style-name="TableRow0203">
          <table:table-cell table:style-name="TableCell020300">
            <text:p text:style-name="P38"><text:span text:style-name="T523">12</text:span><text:span text:style-name="T524"/></text:p>
          </table:table-cell>
          <table:table-cell table:style-name="TableCell020301">
            <text:p text:style-name="P39"><text:span text:style-name="T525">MUL &lt;reg1&gt;,&lt;reg2&gt;</text:span><text:span text:style-name="T526"/></text:p>
          </table:table-cell>
          <table:table-cell table:style-name="TableCell020302">
            <text:p text:style-name="P40"><text:span text:style-name="T527">20 /reg1 /reg2</text:span><text:span text:style-name="T528"/></text:p>
          </table:table-cell>
          <table:table-cell table:style-name="TableCell020303">
            <text:p text:style-name="P41"><text:span text:style-name="T529">множення значення з регістру &lt;reg1&gt;на значення з регістру &lt;reg2&gt;і збереження результату в регістрі &lt;reg1&gt;. Множення відбувається без розширення, тобто без збереження старших розрядів, якщо результат має розрядність більшу за 32 біти</text:span><text:span text:style-name="T530"/></text:p>
          </table:table-cell>
        </table:table-row>
        <table:table-row table:style-name="TableRow0204">
          <table:table-cell table:style-name="TableCell020400">
            <text:p text:style-name="P43"><text:span text:style-name="T531">14</text:span><text:span text:style-name="T532"/></text:p>
          </table:table-cell>
          <table:table-cell table:style-name="TableCell020401">
            <text:p text:style-name="P44"><text:span text:style-name="T533">MUL &lt;reg&gt;,&lt;addr&gt;</text:span><text:span text:style-name="T534"/></text:p>
          </table:table-cell>
          <table:table-cell table:style-name="TableCell020402">
            <text:p text:style-name="P45"><text:span text:style-name="T535">22 0 /reg /addr</text:span><text:span text:style-name="T536"/></text:p>
          </table:table-cell>
          <table:table-cell table:style-name="TableCell020403">
            <text:p text:style-name="P46"><text:span text:style-name="T537">множення значення з регістру &lt;reg&gt;на 4-байтове значення з ОП з адресою &lt;addr&gt;і збереження результату в регістрі &lt;reg&gt;. Множення відбувається</text:span></text:p>
            <text:p text:style-name="P46"><text:span text:style-name="T537">без розширення, тобто без збереження старших розрядів, якщо результат має розрядність більшу за 32 біти</text:span><text:span text:style-name="T538"/></text:p>
          </table:table-cell>
        </table:table-row>
        <table:table-row table:style-name="TableRow0205">
          <table:table-cell table:style-name="TableCell020500">
            <text:p text:style-name="P48"><text:span text:style-name="T539">16</text:span><text:span text:style-name="T540"/></text:p>
          </table:table-cell>
          <table:table-cell table:style-name="TableCell020501">
            <text:p text:style-name="P49"><text:span text:style-name="T541">DIV &lt;reg1&gt;,&lt;reg2&gt;</text:span><text:span text:style-name="T542"/></text:p>
          </table:table-cell>
          <table:table-cell table:style-name="TableCell020502">
            <text:p text:style-name="P50"><text:span text:style-name="T543">2A /reg1 /reg2</text:span><text:span text:style-name="T544"/></text:p>
          </table:table-cell>
          <table:table-cell table:style-name="TableCell020503">
            <text:p text:style-name="P51"><text:span text:style-name="T545">ділення значення з регістру &lt;reg1&gt;на &lt;reg2&gt;значення з регістру &lt;reg2&gt;і збереження результату в регістрі &lt;reg1&gt;. </text:span></text:p>
            <text:p text:style-name="P51"><text:span text:style-name="T545">Зберігається ціла частина від ділення, а залишок не зберігається</text:span><text:span text:style-name="T546"/></text:p>
          </table:table-cell>
        </table:table-row>
        <table:table-row table:style-name="TableRow0206">
          <table:table-cell table:style-name="TableCell020600">
            <text:p text:style-name="P53"><text:span text:style-name="T547">18</text:span><text:span text:style-name="T548"/></text:p>
          </table:table-cell>
          <table:table-cell table:style-name="TableCell020601">
            <text:p text:style-name="P54"><text:span text:style-name="T549">DIV &lt;reg&gt;,&lt;addr&gt;</text:span><text:span text:style-name="T550"/></text:p>
          </table:table-cell>
          <table:table-cell table:style-name="TableCell020602">
            <text:p text:style-name="P55"><text:span text:style-name="T551">2C 0 /reg /addr</text:span><text:span text:style-name="T552"/></text:p>
          </table:table-cell>
          <table:table-cell table:style-name="TableCell020603">
            <text:p text:style-name="P56"><text:span text:style-name="T553">ділення значення в регістрі &lt;reg&gt;на 4-байтове значення з ОП за адресою &lt;addr&gt;і збереження результату в регістрі &lt;reg&gt;. Зберігається ціла частина від ділення, а залишок не зберігається</text:span><text:span text:style-name="T554"/></text:p>
          </table:table-cell>
        </table:table-row>
        <table:table-row table:style-name="TableRow0207">
          <table:table-cell table:style-name="TableCell020700">
            <text:p text:style-name="P58"><text:span text:style-name="T555">27</text:span><text:span text:style-name="T556"/></text:p>
          </table:table-cell>
          <table:table-cell table:style-name="TableCell020701">
            <text:p text:style-name="P59"><text:span text:style-name="T557">MOV &lt;reg&gt;,&lt;lit8&gt;</text:span><text:span text:style-name="T558"/></text:p>
          </table:table-cell>
          <table:table-cell table:style-name="TableCell020702">
            <text:p text:style-name="P60"><text:span text:style-name="T559">1C 0 /reg /lit8</text:span><text:span text:style-name="T560"/></text:p>
          </table:table-cell>
          <table:table-cell table:style-name="TableCell020703">
            <text:p text:style-name="P61"><text:span text:style-name="T561">переміщення 1-байтового числа у регістра &lt;reg&gt;</text:span><text:span text:style-name="T562"/></text:p>
          </table:table-cell>
        </table:table-row>
        <table:table-row table:style-name="TableRow0208">
          <table:table-cell table:style-name="TableCell020800">
            <text:p text:style-name="P63"><text:span text:style-name="T563">28</text:span><text:span text:style-name="T564"/></text:p>
          </table:table-cell>
          <table:table-cell table:style-name="TableCell020801">
            <text:p text:style-name="P64"><text:span text:style-name="T565">MOV &lt;reg&gt;,&lt;lit16&gt;</text:span><text:span text:style-name="T566"/></text:p>
          </table:table-cell>
          <table:table-cell table:style-name="TableCell020802">
            <text:p text:style-name="P65"><text:span text:style-name="T567">1C 1 /reg /lit16</text:span><text:span text:style-name="T568"/></text:p>
          </table:table-cell>
          <table:table-cell table:style-name="TableCell020803">
            <text:p text:style-name="P66"><text:span text:style-name="T569">переміщення 2-байтового числа у регістра &lt;reg&gt;</text:span><text:span text:style-name="T570"/></text:p>
          </table:table-cell>
        </table:table-row>
        <table:table-row table:style-name="TableRow0209">
          <table:table-cell table:style-name="TableCell020900">
            <text:p text:style-name="P68"><text:span text:style-name="T571">29</text:span><text:span text:style-name="T572"/></text:p>
          </table:table-cell>
          <table:table-cell table:style-name="TableCell020901">
            <text:p text:style-name="P69"><text:span text:style-name="T573">MOV &lt;reg&gt;,&lt;lit32&gt;</text:span><text:span text:style-name="T574"/></text:p>
          </table:table-cell>
          <table:table-cell table:style-name="TableCell020902">
            <text:p text:style-name="P70"><text:span text:style-name="T575">1C 2 /reg /liy32</text:span><text:span text:style-name="T576"/></text:p>
          </table:table-cell>
          <table:table-cell table:style-name="TableCell020903">
            <text:p text:style-name="P71"><text:span text:style-name="T577">переміщення 4-байтового числа у регістра &lt;reg&gt;</text:span><text:span text:style-name="T578"/></text:p>
          </table:table-cell>
        </table:table-row>
      </table:table>
      <text:p text:style-name="P73"><text:span text:style-name="T578"/></text:p>
      <text:p text:style-name="P74"><text:span text:style-name="T578"/></text:p>
      <text:p text:style-name="P74"><text:span text:style-name="T579">Модуль зчитування таблиці сторінок/сегментів з файлу CSV і створення внутрішнього представлення відповідної таблиці (або таблиць)</text:span></text:p>
      <text:p text:style-name="P75"><text:span text:style-name="T580">Tables.h</text:span></text:p>
      <text:p text:style-name="P76"><text:span text:style-name="T581">#include</text:span><text:span text:style-name="T582"><text:s/></text:span><text:span text:style-name="T583">&lt;stdio.h&gt;</text:span></text:p>
      <text:p text:style-name="P76"><text:span text:style-name="T584">#include</text:span><text:span text:style-name="T585"><text:s/></text:span><text:span text:style-name="T586">&lt;string.h&gt;</text:span></text:p>
      <text:p text:style-name="P76"><text:span text:style-name="T587">#include</text:span><text:span text:style-name="T588"><text:s/></text:span><text:span text:style-name="T589">&lt;stdlib.h&gt;</text:span></text:p>
      <text:p text:style-name="P76"><text:span text:style-name="T590">#include</text:span><text:span text:style-name="T591"><text:s/></text:span><text:span text:style-name="T592">&lt;math.h&gt;</text:span></text:p>
      <text:p text:style-name="P76"><text:span text:style-name="T593">#define</text:span><text:span text:style-name="T594"><text:s/></text:span><text:span text:style-name="T595">_CRT_SECURE_NO_WARNINGS</text:span></text:p>
      <text:p text:style-name="P76"><text:span text:style-name="T596">#define</text:span><text:span text:style-name="T597"><text:s/></text:span><text:span text:style-name="T598">ArrSize</text:span><text:span text:style-name="T599"><text:s/>32</text:span></text:p>
      <text:p text:style-name="P76"><text:span text:style-name="T600"/></text:p>
      <text:p text:style-name="P76"><text:span text:style-name="T601">#pragma</text:span><text:span text:style-name="T602"><text:s/></text:span><text:span text:style-name="T603">warning</text:span><text:span text:style-name="T604">(</text:span><text:span text:style-name="T605">disable</text:span><text:span text:style-name="T606"><text:s/>: 4996)</text:span></text:p>
      <text:p text:style-name="P76"><text:span text:style-name="T607"/></text:p>
      <text:p text:style-name="P76"><text:span text:style-name="T608">typedef</text:span><text:span text:style-name="T609"><text:s/></text:span><text:span text:style-name="T610">struct</text:span><text:span text:style-name="T611"><text:s/></text:span><text:span text:style-name="T612">segments_table</text:span><text:span text:style-name="T613"><text:s/>{</text:span></text:p>
      <text:p text:style-name="P76"><text:span text:style-name="T613"><text:tab/></text:span><text:span text:style-name="T614">unsigned</text:span><text:span text:style-name="T615"><text:s/></text:span><text:span text:style-name="T616">int</text:span><text:span text:style-name="T617"><text:s/>Base_address;</text:span></text:p>
      <text:p text:style-name="P76"><text:span text:style-name="T617"><text:tab/></text:span><text:span text:style-name="T618">int</text:span><text:span text:style-name="T619"><text:s/>SegSize;</text:span></text:p>
      <text:p text:style-name="P76"><text:span text:style-name="T619"><text:tab/></text:span><text:span text:style-name="T620">int</text:span><text:span text:style-name="T621"><text:s/>flag;</text:span></text:p>
      <text:p text:style-name="P76"><text:span text:style-name="T621"><text:tab/></text:span><text:span text:style-name="T622">int</text:span><text:span text:style-name="T623"><text:s/>SegmentNum;</text:span></text:p>
      <text:p text:style-name="P76"><text:span text:style-name="T624"/></text:p>
      <text:p text:style-name="P76"><text:span text:style-name="T625"><text:tab/></text:span><text:span text:style-name="T626">struct</text:span><text:span text:style-name="T627"><text:s/></text:span><text:span text:style-name="T628">segment_table</text:span><text:span text:style-name="T629">* NextSeg;</text:span></text:p>
      <text:p text:style-name="P76"><text:span text:style-name="T629">}<text:s/></text:span><text:span text:style-name="T630">segment_table</text:span><text:span text:style-name="T631">;</text:span></text:p>
      <text:p text:style-name="P76"><text:span text:style-name="T632"/></text:p>
      <text:p text:style-name="P76"><text:span text:style-name="T632"/></text:p>
      <text:p text:style-name="P76"><text:span text:style-name="T633">segment_table</text:span><text:span text:style-name="T634">* parse_segment_table(</text:span><text:span text:style-name="T635">char</text:span><text:span text:style-name="T636">*<text:s/></text:span><text:span text:style-name="T637">filename</text:span><text:span text:style-name="T638">);</text:span></text:p>
      <text:p text:style-name="P76"><text:span text:style-name="T639">segment_table</text:span><text:span text:style-name="T640">* add_segment(</text:span><text:span text:style-name="T641">int</text:span><text:span text:style-name="T642"><text:s/></text:span><text:span text:style-name="T643">Base_address</text:span><text:span text:style-name="T644">,<text:s/></text:span><text:span text:style-name="T645">int</text:span><text:span text:style-name="T646"><text:s/></text:span><text:span text:style-name="T647">SegSize</text:span><text:span text:style-name="T648">,<text:s/></text:span><text:span text:style-name="T649">int</text:span><text:span text:style-name="T650"><text:s/></text:span><text:span text:style-name="T651">flag</text:span><text:span text:style-name="T652">,<text:s/></text:span><text:span text:style-name="T653">int</text:span><text:span text:style-name="T654"><text:s/></text:span><text:span text:style-name="T655">SegmentNum</text:span><text:span text:style-name="T656">,<text:s/></text:span><text:span text:style-name="T657">segment_table</text:span><text:span text:style-name="T658">**<text:s/></text:span><text:span text:style-name="T659">SegList</text:span><text:span text:style-name="T660">);</text:span></text:p>
      <text:p text:style-name="P76"><text:span text:style-name="T661">unsigned</text:span><text:span text:style-name="T662"><text:s/></text:span><text:span text:style-name="T663">__int32</text:span><text:span text:style-name="T664"><text:s/>read_base_addr(</text:span><text:span text:style-name="T665">int</text:span><text:span text:style-name="T666">*<text:s/></text:span><text:span text:style-name="T667">AddrArr</text:span><text:span text:style-name="T668">);</text:span></text:p>
      <text:p text:style-name="P77"><text:span text:style-name="T669">Tables.c</text:span></text:p>
      <text:p text:style-name="P78"><text:span text:style-name="T670">#include</text:span><text:span text:style-name="T671"><text:s/></text:span><text:span text:style-name="T672">"Tables.h"</text:span></text:p>
      <text:p text:style-name="P78"><text:span text:style-name="T673"/></text:p>
      <text:p text:style-name="P78"><text:span text:style-name="T674">segment_table</text:span><text:span text:style-name="T675">* parse_segment_table(</text:span><text:span text:style-name="T676">char</text:span><text:span text:style-name="T677">*<text:s/></text:span><text:span text:style-name="T678">filename</text:span><text:span text:style-name="T679">)</text:span></text:p>
      <text:p text:style-name="P78"><text:span text:style-name="T679">{</text:span></text:p>
      <text:p text:style-name="P78"><text:span text:style-name="T679"><text:tab/></text:span><text:span text:style-name="T680">segment_table</text:span><text:span text:style-name="T681">* Head =<text:s/></text:span><text:span text:style-name="T682">NULL</text:span><text:span text:style-name="T683">;</text:span></text:p>
      <text:p text:style-name="P78"><text:span text:style-name="T683"><text:tab/></text:span><text:span text:style-name="T684">segment_table</text:span><text:span text:style-name="T685">* SegList =<text:s/></text:span><text:span text:style-name="T686">NULL</text:span><text:span text:style-name="T687">;</text:span></text:p>
      <text:p text:style-name="P78"><text:span text:style-name="T688"/></text:p>
      <text:p text:style-name="P78"><text:span text:style-name="T689"><text:tab/></text:span><text:span text:style-name="T690">FILE</text:span><text:span text:style-name="T691">* file = fopen(</text:span><text:span text:style-name="T692">filename</text:span><text:span text:style-name="T693">,<text:s/></text:span><text:span text:style-name="T694">"r"</text:span><text:span text:style-name="T695">);</text:span></text:p>
      <text:p text:style-name="P78"><text:span text:style-name="T695"><text:tab/></text:span><text:span text:style-name="T696">int</text:span><text:span text:style-name="T697"><text:s/>SegNum = 0;</text:span></text:p>
      <text:p text:style-name="P78"><text:span text:style-name="T697"><text:tab/></text:span><text:span text:style-name="T698">char</text:span><text:span text:style-name="T699"><text:s/>Buff[</text:span><text:span text:style-name="T700">ArrSize</text:span><text:span text:style-name="T701">];</text:span></text:p>
      <text:p text:style-name="P78"><text:span text:style-name="T701"><text:tab/></text:span><text:span text:style-name="T702">char</text:span><text:span text:style-name="T703">* TablePath = (</text:span><text:span text:style-name="T704">char</text:span><text:span text:style-name="T705">*)malloc(</text:span><text:span text:style-name="T706">sizeof</text:span><text:span text:style-name="T707">(</text:span><text:span text:style-name="T708">char</text:span><text:span text:style-name="T709">) *<text:s/></text:span><text:span text:style-name="T710">ArrSize</text:span><text:span text:style-name="T711">);</text:span></text:p>
      <text:p text:style-name="P78"><text:span text:style-name="T711"><text:tab/></text:span><text:span text:style-name="T712">while</text:span><text:span text:style-name="T713"><text:s/>(fgets(Buff,<text:s/></text:span><text:span text:style-name="T714">ArrSize</text:span><text:span text:style-name="T715">, file))</text:span></text:p>
      <text:p text:style-name="P78"><text:span text:style-name="T715"><text:tab/>{</text:span></text:p>
      <text:p text:style-name="P78"><text:span text:style-name="T715"><text:tab/><text:tab/></text:span><text:span text:style-name="T716">char</text:span><text:span text:style-name="T717">* token = strtok(Buff,<text:s/></text:span><text:span text:style-name="T718">";"</text:span><text:span text:style-name="T719">);</text:span></text:p>
      <text:p text:style-name="P78"><text:span text:style-name="T719"><text:tab/><text:tab/></text:span><text:span text:style-name="T720">unsigned</text:span><text:span text:style-name="T721"><text:s/></text:span><text:span text:style-name="T722">int</text:span><text:span text:style-name="T723"><text:s/>str[8] = {<text:s/></text:span><text:span text:style-name="T724">NULL</text:span><text:span text:style-name="T725"><text:s/>};</text:span></text:p>
      <text:p text:style-name="P78"><text:span text:style-name="T725"><text:tab/><text:tab/></text:span><text:span text:style-name="T726">for</text:span><text:span text:style-name="T727"><text:s/>(</text:span><text:span text:style-name="T728">int</text:span><text:span text:style-name="T729"><text:s/>i = 0; token[i]; i++)</text:span></text:p>
      <text:p text:style-name="P78"><text:span text:style-name="T729"><text:tab/><text:tab/>{</text:span></text:p>
      <text:p text:style-name="P78"><text:span text:style-name="T729"><text:tab/><text:tab/><text:tab/></text:span><text:span text:style-name="T730">if</text:span><text:span text:style-name="T731"><text:s/>(((</text:span><text:span text:style-name="T732">unsigned</text:span><text:span text:style-name="T733"><text:s/></text:span><text:span text:style-name="T734">int</text:span><text:span text:style-name="T735">)token[i] &gt;= 65) &amp;&amp; ((</text:span><text:span text:style-name="T736">unsigned</text:span><text:span text:style-name="T737"><text:s/></text:span><text:span text:style-name="T738">int</text:span><text:span text:style-name="T739">)token[i] &lt;= 70))</text:span></text:p>
      <text:p text:style-name="P78"><text:span text:style-name="T739"><text:tab/><text:tab/><text:tab/>{</text:span></text:p>
      <text:p text:style-name="P78"><text:span text:style-name="T739"><text:tab/><text:tab/><text:tab/><text:tab/>str[i] = (</text:span><text:span text:style-name="T740">unsigned</text:span><text:span text:style-name="T741"><text:s/></text:span><text:span text:style-name="T742">int</text:span><text:span text:style-name="T743">)token[i] -<text:s/></text:span><text:span text:style-name="T744">'A'</text:span><text:span text:style-name="T745"><text:s/>+ 10;</text:span></text:p>
      <text:p text:style-name="P78"><text:span text:style-name="T745"><text:tab/><text:tab/><text:tab/>}</text:span></text:p>
      <text:p text:style-name="P78"><text:span text:style-name="T745"><text:tab/><text:tab/><text:tab/></text:span><text:span text:style-name="T746">else</text:span><text:span text:style-name="T747"><text:s/>{</text:span></text:p>
      <text:p text:style-name="P78"><text:span text:style-name="T747"><text:tab/><text:tab/><text:tab/><text:tab/>str[i] = (</text:span><text:span text:style-name="T748">unsigned</text:span><text:span text:style-name="T749"><text:s/></text:span><text:span text:style-name="T750">int</text:span><text:span text:style-name="T751">)token[i] -<text:s/></text:span><text:span text:style-name="T752">'0'</text:span><text:span text:style-name="T753">;</text:span></text:p>
      <text:p text:style-name="P78"><text:span text:style-name="T753"><text:tab/><text:tab/><text:tab/>}</text:span></text:p>
      <text:p text:style-name="P78"><text:span text:style-name="T753"><text:tab/><text:tab/>}</text:span></text:p>
      <text:p text:style-name="P78"><text:span text:style-name="T753"><text:tab/><text:tab/></text:span></text:p>
      <text:p text:style-name="P78"><text:span text:style-name="T753"><text:tab/><text:tab/></text:span><text:span text:style-name="T754">unsigned</text:span><text:span text:style-name="T755"><text:s/></text:span><text:span text:style-name="T756">__int32</text:span><text:span text:style-name="T757"><text:s/>BaseAddr = read_base_addr(str);</text:span></text:p>
      <text:p text:style-name="P78"><text:span text:style-name="T757"><text:tab/><text:tab/>token = strtok(</text:span><text:span text:style-name="T758">NULL</text:span><text:span text:style-name="T759">,<text:s/></text:span><text:span text:style-name="T760">";"</text:span><text:span text:style-name="T761">);</text:span></text:p>
      <text:p text:style-name="P78"><text:span text:style-name="T761"><text:tab/><text:tab/></text:span><text:span text:style-name="T762">char</text:span><text:span text:style-name="T763">* SegSize = token;</text:span></text:p>
      <text:p text:style-name="P78"><text:span text:style-name="T763"><text:tab/><text:tab/>token = strtok(</text:span><text:span text:style-name="T764">NULL</text:span><text:span text:style-name="T765">,<text:s/></text:span><text:span text:style-name="T766">";"</text:span><text:span text:style-name="T767">);</text:span></text:p>
      <text:p text:style-name="P78"><text:span text:style-name="T767"><text:tab/><text:tab/></text:span><text:span text:style-name="T768">char</text:span><text:span text:style-name="T769">* Flag = token;</text:span></text:p>
      <text:p text:style-name="P78"><text:span text:style-name="T770"/></text:p>
      <text:p text:style-name="P78"><text:span text:style-name="T771"><text:tab/><text:tab/>add_segment(BaseAddr, atoi(SegSize), atoi(Flag), SegNum, &amp;SegList);</text:span></text:p>
      <text:p text:style-name="P78"><text:span text:style-name="T771"><text:tab/><text:tab/>SegNum++;</text:span></text:p>
      <text:p text:style-name="P78"><text:span text:style-name="T772"/></text:p>
      <text:p text:style-name="P78"><text:span text:style-name="T773"><text:tab/><text:tab/></text:span><text:span text:style-name="T774">if</text:span><text:span text:style-name="T775"><text:s/>(Head ==<text:s/></text:span><text:span text:style-name="T776">NULL</text:span><text:span text:style-name="T777">)</text:span></text:p>
      <text:p text:style-name="P78"><text:span text:style-name="T777"><text:tab/><text:tab/><text:tab/>Head = SegList;</text:span></text:p>
      <text:p text:style-name="P78"><text:span text:style-name="T777"><text:tab/>}</text:span></text:p>
      <text:p text:style-name="P78"><text:span text:style-name="T777"><text:tab/>fclose(file);</text:span></text:p>
      <text:p text:style-name="P78"><text:span text:style-name="T777"><text:tab/></text:span><text:span text:style-name="T778">return</text:span><text:span text:style-name="T779"><text:s/>Head;</text:span></text:p>
      <text:p text:style-name="P78"><text:span text:style-name="T779">}</text:span></text:p>
      <text:p text:style-name="P78"><text:span text:style-name="T780"/></text:p>
      <text:p text:style-name="P78"><text:span text:style-name="T781">unsigned</text:span><text:span text:style-name="T782"><text:s/></text:span><text:span text:style-name="T783">__int32</text:span><text:span text:style-name="T784"><text:s/>read_base_addr(</text:span><text:span text:style-name="T785">int</text:span><text:span text:style-name="T786">*<text:s/></text:span><text:span text:style-name="T787">AddrArr</text:span><text:span text:style-name="T788">)</text:span></text:p>
      <text:p text:style-name="P78"><text:span text:style-name="T788">{</text:span></text:p>
      <text:p text:style-name="P78"><text:span text:style-name="T788"><text:tab/></text:span><text:span text:style-name="T789">unsigned</text:span><text:span text:style-name="T790"><text:s/></text:span><text:span text:style-name="T791">__int32</text:span><text:span text:style-name="T792"><text:s/>result = 0; </text:span></text:p>
      <text:p text:style-name="P78"><text:span text:style-name="T792"><text:tab/></text:span><text:span text:style-name="T793">int</text:span><text:span text:style-name="T794"><text:s/>j = 7;</text:span></text:p>
      <text:p text:style-name="P78"><text:span text:style-name="T794"><text:tab/></text:span><text:span text:style-name="T795">for</text:span><text:span text:style-name="T796"><text:s/>(</text:span><text:span text:style-name="T797">int</text:span><text:span text:style-name="T798"><text:s/>i = 0; i &lt; 8; i++)</text:span></text:p>
      <text:p text:style-name="P78"><text:span text:style-name="T798"><text:tab/>{</text:span></text:p>
      <text:p text:style-name="P78"><text:span text:style-name="T798"><text:tab/><text:tab/>result += (</text:span><text:span text:style-name="T799">unsigned</text:span><text:span text:style-name="T800"><text:s/></text:span><text:span text:style-name="T801">int</text:span><text:span text:style-name="T802">)</text:span><text:span text:style-name="T803">AddrArr</text:span><text:span text:style-name="T804">[i] * pow(16 , j);</text:span></text:p>
      <text:p text:style-name="P78"><text:span text:style-name="T804"><text:tab/><text:tab/>j--;</text:span></text:p>
      <text:p text:style-name="P78"><text:span text:style-name="T804"><text:tab/>}</text:span></text:p>
      <text:p text:style-name="P78"><text:span text:style-name="T804"><text:tab/></text:span></text:p>
      <text:p text:style-name="P78"><text:span text:style-name="T804"><text:tab/></text:span><text:span text:style-name="T805">return</text:span><text:span text:style-name="T806"><text:s/>result;</text:span></text:p>
      <text:p text:style-name="P78"><text:span text:style-name="T806">}</text:span></text:p>
      <text:p text:style-name="P78"><text:span text:style-name="T807"/></text:p>
      <text:p text:style-name="P78"><text:span text:style-name="T808">segment_table</text:span><text:span text:style-name="T809">* add_segment(</text:span><text:span text:style-name="T810">int</text:span><text:span text:style-name="T811"><text:s/></text:span><text:span text:style-name="T812">Base_address</text:span><text:span text:style-name="T813">,<text:s/></text:span><text:span text:style-name="T814">int</text:span><text:span text:style-name="T815"><text:s/></text:span><text:span text:style-name="T816">SegSize</text:span><text:span text:style-name="T817">,<text:s/></text:span><text:span text:style-name="T818">int</text:span><text:span text:style-name="T819"><text:s/></text:span><text:span text:style-name="T820">Flag</text:span><text:span text:style-name="T821">,<text:s/></text:span><text:span text:style-name="T822">int</text:span><text:span text:style-name="T823"><text:s/></text:span><text:span text:style-name="T824">SegmentNum</text:span><text:span text:style-name="T825">,<text:s/></text:span><text:span text:style-name="T826">segment_table</text:span><text:span text:style-name="T827">**<text:s/></text:span><text:span text:style-name="T828">SegList</text:span><text:span text:style-name="T829">)</text:span></text:p>
      <text:p text:style-name="P78"><text:span text:style-name="T829">{</text:span></text:p>
      <text:p text:style-name="P78"><text:span text:style-name="T829"><text:tab/></text:span><text:span text:style-name="T830">segment_table</text:span><text:span text:style-name="T831">* Ptr = *</text:span><text:span text:style-name="T832">SegList</text:span><text:span text:style-name="T833">;</text:span></text:p>
      <text:p text:style-name="P78"><text:span text:style-name="T833"><text:tab/></text:span><text:span text:style-name="T834">if</text:span><text:span text:style-name="T835"><text:s/>(*</text:span><text:span text:style-name="T836">SegList</text:span><text:span text:style-name="T837"><text:s/>==<text:s/></text:span><text:span text:style-name="T838">NULL</text:span><text:span text:style-name="T839">)</text:span></text:p>
      <text:p text:style-name="P78"><text:span text:style-name="T839"><text:tab/><text:tab/>(*</text:span><text:span text:style-name="T840">SegList</text:span><text:span text:style-name="T841">) = (</text:span><text:span text:style-name="T842">segment_table</text:span><text:span text:style-name="T843">*)malloc(</text:span><text:span text:style-name="T844">sizeof</text:span><text:span text:style-name="T845">(</text:span><text:span text:style-name="T846">segment_table</text:span><text:span text:style-name="T847">));</text:span></text:p>
      <text:p text:style-name="P78"><text:span text:style-name="T847"><text:tab/></text:span><text:span text:style-name="T848">else</text:span></text:p>
      <text:p text:style-name="P78"><text:span text:style-name="T849"><text:tab/>{</text:span></text:p>
      <text:p text:style-name="P78"><text:span text:style-name="T849"><text:tab/><text:tab/></text:span><text:span text:style-name="T850">while</text:span><text:span text:style-name="T851"><text:s/>(Ptr-&gt;NextSeg)</text:span></text:p>
      <text:p text:style-name="P78"><text:span text:style-name="T851"><text:tab/><text:tab/><text:tab/>Ptr = Ptr-&gt;NextSeg;</text:span></text:p>
      <text:p text:style-name="P78"><text:span text:style-name="T851"><text:tab/>}</text:span></text:p>
      <text:p text:style-name="P78"><text:span text:style-name="T851"><text:tab/>Ptr = (</text:span><text:span text:style-name="T852">segment_table</text:span><text:span text:style-name="T853">*)malloc(</text:span><text:span text:style-name="T854">sizeof</text:span><text:span text:style-name="T855">(</text:span><text:span text:style-name="T856">segment_table</text:span><text:span text:style-name="T857">));</text:span></text:p>
      <text:p text:style-name="P78"><text:span text:style-name="T858"/></text:p>
      <text:p text:style-name="P78"><text:span text:style-name="T859"><text:tab/>Ptr-&gt;Base_address =<text:s/></text:span><text:span text:style-name="T860">Base_address</text:span><text:span text:style-name="T861">;</text:span></text:p>
      <text:p text:style-name="P78"><text:span text:style-name="T861"><text:tab/>Ptr-&gt;SegSize =<text:s/></text:span><text:span text:style-name="T862">SegSize</text:span><text:span text:style-name="T863">;</text:span></text:p>
      <text:p text:style-name="P78"><text:span text:style-name="T863"><text:tab/>Ptr-&gt;flag =<text:s/></text:span><text:span text:style-name="T864">Flag</text:span><text:span text:style-name="T865">;</text:span></text:p>
      <text:p text:style-name="P78"><text:span text:style-name="T865"><text:tab/>Ptr-&gt;SegmentNum =<text:s/></text:span><text:span text:style-name="T866">SegmentNum</text:span><text:span text:style-name="T867">;</text:span></text:p>
      <text:p text:style-name="P78"><text:span text:style-name="T867"><text:tab/>Ptr-&gt;NextSeg =<text:s/></text:span><text:span text:style-name="T868">NULL</text:span><text:span text:style-name="T869">;</text:span></text:p>
      <text:p text:style-name="P78"><text:span text:style-name="T869"><text:tab/>(*</text:span><text:span text:style-name="T870">SegList</text:span><text:span text:style-name="T871">)-&gt;NextSeg = Ptr;</text:span></text:p>
      <text:p text:style-name="P78"><text:span text:style-name="T871"><text:tab/>(*</text:span><text:span text:style-name="T872">SegList</text:span><text:span text:style-name="T873">) = Ptr;</text:span></text:p>
      <text:p text:style-name="P78"><text:span text:style-name="T874"/></text:p>
      <text:p text:style-name="P78"><text:span text:style-name="T875"><text:tab/></text:span><text:span text:style-name="T876">return</text:span><text:span text:style-name="T877"><text:s/>(*</text:span><text:span text:style-name="T878">SegList</text:span><text:span text:style-name="T879">);</text:span></text:p>
      <text:p text:style-name="P78"><text:span text:style-name="T879">}</text:span></text:p>
      <text:p text:style-name="P79"><text:span text:style-name="T880">Модуль з реалізацією функцій зчитування, аналізу і зміни команд з бінарного файлу, що виконує заміну віртуальних адрес в зчитаних командах на фізичні</text:span></text:p>
      <text:p text:style-name="P80"><text:span text:style-name="T881">MainProg.h</text:span></text:p>
      <text:p text:style-name="P81"><text:span text:style-name="T882">#include</text:span><text:span text:style-name="T883"><text:s/></text:span><text:span text:style-name="T884">"Address.h"</text:span></text:p>
      <text:p text:style-name="P81"><text:span text:style-name="T885"/></text:p>
      <text:p text:style-name="P82"><text:span text:style-name="T886">void</text:span><text:span text:style-name="T887"><text:s/>data(</text:span><text:span text:style-name="T888">char</text:span><text:span text:style-name="T889">*<text:s/></text:span><text:span text:style-name="T890">filename</text:span><text:span text:style-name="T891">,<text:s/></text:span><text:span text:style-name="T892">segment_table</text:span><text:span text:style-name="T893">*<text:s/></text:span><text:span text:style-name="T894">SegList</text:span><text:span text:style-name="T895">);</text:span></text:p>
      <text:p text:style-name="P82"><text:span text:style-name="T896">MainProg.c</text:span></text:p>
      <text:p text:style-name="P83"><text:span text:style-name="T897">#include</text:span><text:span text:style-name="T898"><text:s/></text:span><text:span text:style-name="T899">"MainProg.h"</text:span></text:p>
      <text:p text:style-name="P83"><text:span text:style-name="T900"/></text:p>
      <text:p text:style-name="P83"><text:span text:style-name="T901">void</text:span><text:span text:style-name="T902"><text:s/>data(</text:span><text:span text:style-name="T903">char</text:span><text:span text:style-name="T904">*<text:s/></text:span><text:span text:style-name="T905">filename</text:span><text:span text:style-name="T906">,<text:s/></text:span><text:span text:style-name="T907">segment_table</text:span><text:span text:style-name="T908">*<text:s/></text:span><text:span text:style-name="T909">SegList</text:span><text:span text:style-name="T910">)</text:span></text:p>
      <text:p text:style-name="P83"><text:span text:style-name="T910">{</text:span></text:p>
      <text:p text:style-name="P83"><text:span text:style-name="T910"><text:tab/></text:span><text:span text:style-name="T911">FILE</text:span><text:span text:style-name="T912">* file = fopen(</text:span><text:span text:style-name="T913">filename</text:span><text:span text:style-name="T914">,<text:s/></text:span><text:span text:style-name="T915">"rb"</text:span><text:span text:style-name="T916">);</text:span></text:p>
      <text:p text:style-name="P83"><text:span text:style-name="T917"/></text:p>
      <text:p text:style-name="P83"><text:span text:style-name="T918"><text:tab/></text:span><text:span text:style-name="T919">int</text:span><text:span text:style-name="T920"><text:s/>i = 0;</text:span></text:p>
      <text:p text:style-name="P83"><text:span text:style-name="T920"><text:tab/></text:span><text:span text:style-name="T921">unsigned</text:span><text:span text:style-name="T922"><text:s/></text:span><text:span text:style-name="T923">__int8</text:span><text:span text:style-name="T924"><text:s/>byte;</text:span></text:p>
      <text:p text:style-name="P83"><text:span text:style-name="T924"><text:tab/></text:span><text:span text:style-name="T925">char</text:span><text:span text:style-name="T926"><text:s/>Result[</text:span><text:span text:style-name="T927">ArrSize</text:span><text:span text:style-name="T928">] = {<text:s/></text:span><text:span text:style-name="T929">NULL</text:span><text:span text:style-name="T930"><text:s/>};</text:span></text:p>
      <text:p text:style-name="P83"><text:span text:style-name="T931"/></text:p>
      <text:p text:style-name="P83"><text:span text:style-name="T932"><text:tab/></text:span><text:span text:style-name="T933">while</text:span><text:span text:style-name="T934"><text:s/>(fread(&amp;byte,<text:s/></text:span><text:span text:style-name="T935">sizeof</text:span><text:span text:style-name="T936">(byte), 1, file))</text:span></text:p>
      <text:p text:style-name="P83"><text:span text:style-name="T936"><text:tab/>{<text:tab/></text:span></text:p>
      <text:p text:style-name="P83"><text:span text:style-name="T936"><text:tab/><text:tab/></text:span><text:span text:style-name="T937">switch</text:span><text:span text:style-name="T938"><text:s/>(byte)</text:span></text:p>
      <text:p text:style-name="P83"><text:span text:style-name="T938"><text:tab/><text:tab/>{</text:span></text:p>
      <text:p text:style-name="P83"><text:span text:style-name="T938"><text:tab/><text:tab/></text:span><text:span text:style-name="T939">case</text:span><text:span text:style-name="T940"><text:s/>0x1B:</text:span></text:p>
      <text:p text:style-name="P83"><text:span text:style-name="T940"><text:tab/><text:tab/>{</text:span></text:p>
      <text:p text:style-name="P83"><text:span text:style-name="T940"><text:tab/><text:tab/><text:tab/>printf(</text:span><text:span text:style-name="T941">"%X "</text:span><text:span text:style-name="T942">, byte);</text:span></text:p>
      <text:p text:style-name="P83"><text:span text:style-name="T942"><text:tab/><text:tab/><text:tab/>strcat(Result,<text:s/></text:span><text:span text:style-name="T943">"MOV "</text:span><text:span text:style-name="T944">);</text:span></text:p>
      <text:p text:style-name="P83"><text:span text:style-name="T945"/></text:p>
      <text:p text:style-name="P83"><text:span text:style-name="T946"><text:tab/><text:tab/><text:tab/>fread(&amp;byte,<text:s/></text:span><text:span text:style-name="T947">sizeof</text:span><text:span text:style-name="T948">(byte), 1, file);</text:span></text:p>
      <text:p text:style-name="P83"><text:span text:style-name="T948"><text:tab/><text:tab/><text:tab/>printf(</text:span><text:span text:style-name="T949">"%X "</text:span><text:span text:style-name="T950">, byte);</text:span></text:p>
      <text:p text:style-name="P83"><text:span text:style-name="T951"/></text:p>
      <text:p text:style-name="P83"><text:span text:style-name="T952"><text:tab/><text:tab/><text:tab/></text:span><text:span text:style-name="T953">char</text:span><text:span text:style-name="T954"><text:s/>tmp[</text:span><text:span text:style-name="T955">ArrSize</text:span><text:span text:style-name="T956">] =<text:s/></text:span><text:span text:style-name="T957">""</text:span><text:span text:style-name="T958">;</text:span></text:p>
      <text:p text:style-name="P83"><text:span text:style-name="T958"><text:tab/><text:tab/><text:tab/></text:span><text:span text:style-name="T959">if</text:span><text:span text:style-name="T960"><text:s/>(byte == 1)</text:span></text:p>
      <text:p text:style-name="P83"><text:span text:style-name="T960"><text:tab/><text:tab/><text:tab/>{</text:span></text:p>
      <text:p text:style-name="P83"><text:span text:style-name="T960"><text:tab/><text:tab/><text:tab/><text:tab/></text:span><text:span text:style-name="T961">unsigned</text:span><text:span text:style-name="T962"><text:s/></text:span><text:span text:style-name="T963">__int32</text:span><text:span text:style-name="T964"><text:s/>Address;</text:span></text:p>
      <text:p text:style-name="P83"><text:span text:style-name="T964"><text:tab/><text:tab/><text:tab/><text:tab/>fread(&amp;Address,<text:s/></text:span><text:span text:style-name="T965">sizeof</text:span><text:span text:style-name="T966">(Address), 1, file);</text:span></text:p>
      <text:p text:style-name="P83"><text:span text:style-name="T966"><text:tab/><text:tab/><text:tab/><text:tab/>printf(</text:span><text:span text:style-name="T967">"%.8X "</text:span><text:span text:style-name="T968">, Address);</text:span></text:p>
      <text:p text:style-name="P83"><text:span text:style-name="T968"><text:tab/><text:tab/><text:tab/><text:tab/>sprintf(tmp,<text:s/></text:span><text:span text:style-name="T969">"[0x%.8X] "</text:span><text:span text:style-name="T970">, Address);</text:span></text:p>
      <text:p text:style-name="P83"><text:span text:style-name="T970"><text:tab/><text:tab/><text:tab/><text:tab/>strcat(Result, tmp);</text:span></text:p>
      <text:p text:style-name="P83"><text:span text:style-name="T971"/></text:p>
      <text:p text:style-name="P83"><text:span text:style-name="T972"><text:tab/><text:tab/><text:tab/><text:tab/>fread(&amp;byte,<text:s/></text:span><text:span text:style-name="T973">sizeof</text:span><text:span text:style-name="T974">(byte), 1, file);</text:span></text:p>
      <text:p text:style-name="P83"><text:span text:style-name="T974"><text:tab/><text:tab/><text:tab/><text:tab/>printf(</text:span><text:span text:style-name="T975">"%X "</text:span><text:span text:style-name="T976">, byte);</text:span></text:p>
      <text:p text:style-name="P83"><text:span text:style-name="T976"><text:tab/><text:tab/><text:tab/><text:tab/>sprintf(tmp,<text:s/></text:span><text:span text:style-name="T977">"R%X "</text:span><text:span text:style-name="T978">, byte);</text:span></text:p>
      <text:p text:style-name="P83"><text:span text:style-name="T978"><text:tab/><text:tab/><text:tab/><text:tab/>strcat(Result, tmp);</text:span></text:p>
      <text:p text:style-name="P83"><text:span text:style-name="T979"/></text:p>
      <text:p text:style-name="P83"><text:span text:style-name="T980"><text:tab/><text:tab/><text:tab/><text:tab/>Address = address_test(Address,<text:s/></text:span><text:span text:style-name="T981">SegList</text:span><text:span text:style-name="T982">);</text:span></text:p>
      <text:p text:style-name="P83"><text:span text:style-name="T982"><text:tab/><text:tab/><text:tab/><text:tab/></text:span><text:span text:style-name="T983">break</text:span><text:span text:style-name="T984">;</text:span></text:p>
      <text:p text:style-name="P83"><text:span text:style-name="T984"><text:tab/><text:tab/><text:tab/>}</text:span></text:p>
      <text:p text:style-name="P83"><text:span text:style-name="T985"/></text:p>
      <text:p text:style-name="P83"><text:span text:style-name="T986"><text:tab/><text:tab/><text:tab/>fread(&amp;byte,<text:s/></text:span><text:span text:style-name="T987">sizeof</text:span><text:span text:style-name="T988">(byte), 1, file);</text:span></text:p>
      <text:p text:style-name="P83"><text:span text:style-name="T988"><text:tab/><text:tab/><text:tab/>printf(</text:span><text:span text:style-name="T989">"%X "</text:span><text:span text:style-name="T990">, byte);</text:span></text:p>
      <text:p text:style-name="P83"><text:span text:style-name="T990"><text:tab/><text:tab/><text:tab/>sprintf(tmp,<text:s/></text:span><text:span text:style-name="T991">"R%X "</text:span><text:span text:style-name="T992">, byte);</text:span></text:p>
      <text:p text:style-name="P83"><text:span text:style-name="T992"><text:tab/><text:tab/><text:tab/>strcat(Result, tmp);</text:span></text:p>
      <text:p text:style-name="P83"><text:span text:style-name="T993"/></text:p>
      <text:p text:style-name="P83"><text:span text:style-name="T994"><text:tab/><text:tab/><text:tab/></text:span><text:span text:style-name="T995">unsigned</text:span><text:span text:style-name="T996"><text:s/></text:span><text:span text:style-name="T997">__int32</text:span><text:span text:style-name="T998"><text:s/>Address;</text:span></text:p>
      <text:p text:style-name="P83"><text:span text:style-name="T998"><text:tab/><text:tab/><text:tab/>fread(&amp;Address,<text:s/></text:span><text:span text:style-name="T999">sizeof</text:span><text:span text:style-name="T1000">(Address), 1, file);</text:span></text:p>
      <text:p text:style-name="P83"><text:span text:style-name="T1000"><text:tab/><text:tab/><text:tab/>printf(</text:span><text:span text:style-name="T1001">"%.8X "</text:span><text:span text:style-name="T1002">, Address);</text:span></text:p>
      <text:p text:style-name="P83"><text:span text:style-name="T1002"><text:tab/><text:tab/><text:tab/>Address = address_test(Address,<text:s/></text:span><text:span text:style-name="T1003">SegList</text:span><text:span text:style-name="T1004">);</text:span></text:p>
      <text:p text:style-name="P83"><text:span text:style-name="T1004"><text:tab/><text:tab/><text:tab/>sprintf(tmp,<text:s/></text:span><text:span text:style-name="T1005">"[0x%.8X] "</text:span><text:span text:style-name="T1006">, Address);</text:span></text:p>
      <text:p text:style-name="P83"><text:span text:style-name="T1006"><text:tab/><text:tab/><text:tab/>strcat(Result, tmp);</text:span></text:p>
      <text:p text:style-name="P83"><text:span text:style-name="T1006"><text:tab/><text:tab/><text:tab/></text:span><text:span text:style-name="T1007">break</text:span><text:span text:style-name="T1008">;</text:span></text:p>
      <text:p text:style-name="P83"><text:span text:style-name="T1008"><text:tab/><text:tab/>}</text:span></text:p>
      <text:p text:style-name="P83"><text:span text:style-name="T1008"><text:tab/><text:tab/></text:span><text:span text:style-name="T1009">case</text:span><text:span text:style-name="T1010"><text:s/>0x20:</text:span></text:p>
      <text:p text:style-name="P83"><text:span text:style-name="T1010"><text:tab/><text:tab/>{</text:span></text:p>
      <text:p text:style-name="P83"><text:span text:style-name="T1010"><text:tab/><text:tab/><text:tab/>printf(</text:span><text:span text:style-name="T1011">"%X "</text:span><text:span text:style-name="T1012">, byte);</text:span></text:p>
      <text:p text:style-name="P83"><text:span text:style-name="T1012"><text:tab/><text:tab/><text:tab/>strcat(Result,<text:s/></text:span><text:span text:style-name="T1013">"MUL "</text:span><text:span text:style-name="T1014">);</text:span></text:p>
      <text:p text:style-name="P83"><text:span text:style-name="T1015"/></text:p>
      <text:p text:style-name="P83"><text:span text:style-name="T1016"><text:tab/><text:tab/><text:tab/>fread(&amp;byte,<text:s/></text:span><text:span text:style-name="T1017">sizeof</text:span><text:span text:style-name="T1018">(byte), 1, file);</text:span></text:p>
      <text:p text:style-name="P83"><text:span text:style-name="T1018"><text:tab/><text:tab/><text:tab/>printf(</text:span><text:span text:style-name="T1019">"%X "</text:span><text:span text:style-name="T1020">, byte);</text:span></text:p>
      <text:p text:style-name="P83"><text:span text:style-name="T1020"><text:tab/><text:tab/><text:tab/></text:span><text:span text:style-name="T1021">char</text:span><text:span text:style-name="T1022"><text:s/>tmp[</text:span><text:span text:style-name="T1023">ArrSize</text:span><text:span text:style-name="T1024">] =<text:s/></text:span><text:span text:style-name="T1025">""</text:span><text:span text:style-name="T1026">;</text:span></text:p>
      <text:p text:style-name="P83"><text:span text:style-name="T1026"><text:tab/><text:tab/><text:tab/>sprintf(tmp,<text:s/></text:span><text:span text:style-name="T1027">"R%X "</text:span><text:span text:style-name="T1028">, byte);</text:span></text:p>
      <text:p text:style-name="P83"><text:span text:style-name="T1028"><text:tab/><text:tab/><text:tab/>strcat(Result, tmp);</text:span></text:p>
      <text:p text:style-name="P83"><text:span text:style-name="T1029"/></text:p>
      <text:p text:style-name="P83"><text:span text:style-name="T1030"><text:tab/><text:tab/><text:tab/>fread(&amp;byte,<text:s/></text:span><text:span text:style-name="T1031">sizeof</text:span><text:span text:style-name="T1032">(byte), 1, file);</text:span></text:p>
      <text:p text:style-name="P83"><text:span text:style-name="T1032"><text:tab/><text:tab/><text:tab/>printf(</text:span><text:span text:style-name="T1033">"%X "</text:span><text:span text:style-name="T1034">, byte);</text:span></text:p>
      <text:p text:style-name="P83"><text:span text:style-name="T1034"><text:tab/><text:tab/><text:tab/>sprintf(tmp,<text:s/></text:span><text:span text:style-name="T1035">"R%X "</text:span><text:span text:style-name="T1036">, byte);</text:span></text:p>
      <text:p text:style-name="P83"><text:span text:style-name="T1036"><text:tab/><text:tab/><text:tab/>strcat(Result, tmp);</text:span></text:p>
      <text:p text:style-name="P83"><text:span text:style-name="T1037"/></text:p>
      <text:p text:style-name="P83"><text:span text:style-name="T1038"><text:tab/><text:tab/><text:tab/></text:span><text:span text:style-name="T1039">break</text:span><text:span text:style-name="T1040">;</text:span></text:p>
      <text:p text:style-name="P83"><text:span text:style-name="T1040"><text:tab/><text:tab/>}</text:span></text:p>
      <text:p text:style-name="P83"><text:span text:style-name="T1040"><text:tab/><text:tab/></text:span><text:span text:style-name="T1041">case</text:span><text:span text:style-name="T1042"><text:s/>0x22:</text:span></text:p>
      <text:p text:style-name="P83"><text:span text:style-name="T1042"><text:tab/><text:tab/>{</text:span></text:p>
      <text:p text:style-name="P83"><text:span text:style-name="T1042"><text:tab/><text:tab/><text:tab/>printf(</text:span><text:span text:style-name="T1043">"%X "</text:span><text:span text:style-name="T1044">, byte);</text:span></text:p>
      <text:p text:style-name="P83"><text:span text:style-name="T1044"><text:tab/><text:tab/><text:tab/>strcat(Result,<text:s/></text:span><text:span text:style-name="T1045">"MUL "</text:span><text:span text:style-name="T1046">);</text:span></text:p>
      <text:p text:style-name="P83"><text:span text:style-name="T1047"/></text:p>
      <text:p text:style-name="P83"><text:span text:style-name="T1048"><text:tab/><text:tab/><text:tab/></text:span><text:span text:style-name="T1049">char</text:span><text:span text:style-name="T1050"><text:s/>tmp[</text:span><text:span text:style-name="T1051">ArrSize</text:span><text:span text:style-name="T1052">] =<text:s/></text:span><text:span text:style-name="T1053">""</text:span><text:span text:style-name="T1054">;</text:span></text:p>
      <text:p text:style-name="P83"><text:span text:style-name="T1054"><text:tab/><text:tab/><text:tab/>fread(&amp;byte,<text:s/></text:span><text:span text:style-name="T1055">sizeof</text:span><text:span text:style-name="T1056">(byte), 1, file);</text:span></text:p>
      <text:p text:style-name="P83"><text:span text:style-name="T1056"><text:tab/><text:tab/><text:tab/>printf(</text:span><text:span text:style-name="T1057">"%X "</text:span><text:span text:style-name="T1058">, byte);</text:span></text:p>
      <text:p text:style-name="P83"><text:span text:style-name="T1059"/></text:p>
      <text:p text:style-name="P83"><text:span text:style-name="T1060"><text:tab/><text:tab/><text:tab/>fread(&amp;byte,<text:s/></text:span><text:span text:style-name="T1061">sizeof</text:span><text:span text:style-name="T1062">(byte), 1, file);</text:span></text:p>
      <text:p text:style-name="P83"><text:span text:style-name="T1062"><text:tab/><text:tab/><text:tab/>printf(</text:span><text:span text:style-name="T1063">"%X "</text:span><text:span text:style-name="T1064">, byte);</text:span></text:p>
      <text:p text:style-name="P83"><text:span text:style-name="T1064"><text:tab/><text:tab/><text:tab/>sprintf(tmp,<text:s/></text:span><text:span text:style-name="T1065">"R%X "</text:span><text:span text:style-name="T1066">, byte);</text:span></text:p>
      <text:p text:style-name="P83"><text:span text:style-name="T1066"><text:tab/><text:tab/><text:tab/>strcat(Result, tmp);</text:span></text:p>
      <text:p text:style-name="P83"><text:span text:style-name="T1067"/></text:p>
      <text:p text:style-name="P83"><text:span text:style-name="T1068"><text:tab/><text:tab/><text:tab/></text:span><text:span text:style-name="T1069">unsigned</text:span><text:span text:style-name="T1070"><text:s/></text:span><text:span text:style-name="T1071">__int32</text:span><text:span text:style-name="T1072"><text:s/>Address;</text:span></text:p>
      <text:p text:style-name="P83"><text:span text:style-name="T1072"><text:tab/><text:tab/><text:tab/>fread(&amp;Address,<text:s/></text:span><text:span text:style-name="T1073">sizeof</text:span><text:span text:style-name="T1074">(Address), 1, file);</text:span></text:p>
      <text:p text:style-name="P83"><text:span text:style-name="T1074"><text:tab/><text:tab/><text:tab/>printf(</text:span><text:span text:style-name="T1075">"%.8X "</text:span><text:span text:style-name="T1076">, Address);</text:span></text:p>
      <text:p text:style-name="P83"><text:span text:style-name="T1076"><text:tab/><text:tab/><text:tab/>Address = address_test(Address,<text:s/></text:span><text:span text:style-name="T1077">SegList</text:span><text:span text:style-name="T1078">);</text:span></text:p>
      <text:p text:style-name="P83"><text:span text:style-name="T1078"><text:tab/><text:tab/><text:tab/>sprintf(tmp,<text:s/></text:span><text:span text:style-name="T1079">"[0x%.8X] "</text:span><text:span text:style-name="T1080">, Address);</text:span></text:p>
      <text:p text:style-name="P83"><text:span text:style-name="T1080"><text:tab/><text:tab/><text:tab/>strcat(Result, tmp);</text:span></text:p>
      <text:p text:style-name="P83"><text:span text:style-name="T1080"><text:tab/><text:tab/><text:tab/></text:span><text:span text:style-name="T1081">break</text:span><text:span text:style-name="T1082">;</text:span></text:p>
      <text:p text:style-name="P83"><text:span text:style-name="T1082"><text:tab/><text:tab/>}</text:span></text:p>
      <text:p text:style-name="P83"><text:span text:style-name="T1082"><text:tab/><text:tab/></text:span><text:span text:style-name="T1083">case</text:span><text:span text:style-name="T1084"><text:s/>0x2A:</text:span></text:p>
      <text:p text:style-name="P83"><text:span text:style-name="T1084"><text:tab/><text:tab/>{</text:span></text:p>
      <text:p text:style-name="P83"><text:span text:style-name="T1084"><text:tab/><text:tab/><text:tab/>printf(</text:span><text:span text:style-name="T1085">"%X "</text:span><text:span text:style-name="T1086">, byte);</text:span></text:p>
      <text:p text:style-name="P83"><text:span text:style-name="T1086"><text:tab/><text:tab/><text:tab/>strcat(Result,<text:s/></text:span><text:span text:style-name="T1087">"DIV "</text:span><text:span text:style-name="T1088">);</text:span></text:p>
      <text:p text:style-name="P83"><text:span text:style-name="T1089"/></text:p>
      <text:p text:style-name="P83"><text:span text:style-name="T1090"><text:tab/><text:tab/><text:tab/>fread(&amp;byte,<text:s/></text:span><text:span text:style-name="T1091">sizeof</text:span><text:span text:style-name="T1092">(byte), 1, file);</text:span></text:p>
      <text:p text:style-name="P83"><text:span text:style-name="T1092"><text:tab/><text:tab/><text:tab/>printf(</text:span><text:span text:style-name="T1093">"%X "</text:span><text:span text:style-name="T1094">, byte);</text:span></text:p>
      <text:p text:style-name="P83"><text:span text:style-name="T1094"><text:tab/><text:tab/><text:tab/></text:span><text:span text:style-name="T1095">char</text:span><text:span text:style-name="T1096"><text:s/>tmp[</text:span><text:span text:style-name="T1097">ArrSize</text:span><text:span text:style-name="T1098">] =<text:s/></text:span><text:span text:style-name="T1099">""</text:span><text:span text:style-name="T1100">;</text:span></text:p>
      <text:p text:style-name="P83"><text:span text:style-name="T1100"><text:tab/><text:tab/><text:tab/>sprintf(tmp,<text:s/></text:span><text:span text:style-name="T1101">"R%X "</text:span><text:span text:style-name="T1102">, byte);</text:span></text:p>
      <text:p text:style-name="P83"><text:span text:style-name="T1102"><text:tab/><text:tab/><text:tab/>strcat(Result, tmp);</text:span></text:p>
      <text:p text:style-name="P83"><text:span text:style-name="T1103"/></text:p>
      <text:p text:style-name="P83"><text:span text:style-name="T1104"><text:tab/><text:tab/><text:tab/>fread(&amp;byte,<text:s/></text:span><text:span text:style-name="T1105">sizeof</text:span><text:span text:style-name="T1106">(byte), 1, file);</text:span></text:p>
      <text:p text:style-name="P83"><text:span text:style-name="T1106"><text:tab/><text:tab/><text:tab/>printf(</text:span><text:span text:style-name="T1107">"%X "</text:span><text:span text:style-name="T1108">, byte);</text:span></text:p>
      <text:p text:style-name="P83"><text:span text:style-name="T1108"><text:tab/><text:tab/><text:tab/>sprintf(tmp,<text:s/></text:span><text:span text:style-name="T1109">"R%X "</text:span><text:span text:style-name="T1110">, byte);</text:span></text:p>
      <text:p text:style-name="P83"><text:span text:style-name="T1110"><text:tab/><text:tab/><text:tab/>strcat(Result, tmp);</text:span></text:p>
      <text:p text:style-name="P83"><text:span text:style-name="T1110"><text:tab/><text:tab/><text:tab/></text:span><text:span text:style-name="T1111">break</text:span><text:span text:style-name="T1112">;</text:span></text:p>
      <text:p text:style-name="P83"><text:span text:style-name="T1112"><text:tab/><text:tab/>}</text:span></text:p>
      <text:p text:style-name="P83"><text:span text:style-name="T1112"><text:tab/><text:tab/></text:span><text:span text:style-name="T1113">case</text:span><text:span text:style-name="T1114"><text:s/>0x2C:</text:span></text:p>
      <text:p text:style-name="P83"><text:span text:style-name="T1114"><text:tab/><text:tab/>{</text:span></text:p>
      <text:p text:style-name="P83"><text:span text:style-name="T1114"><text:tab/><text:tab/><text:tab/>printf(</text:span><text:span text:style-name="T1115">"%X "</text:span><text:span text:style-name="T1116">, byte);</text:span></text:p>
      <text:p text:style-name="P83"><text:span text:style-name="T1116"><text:tab/><text:tab/><text:tab/>strcat(Result,<text:s/></text:span><text:span text:style-name="T1117">"DIV "</text:span><text:span text:style-name="T1118">);</text:span></text:p>
      <text:p text:style-name="P83"><text:span text:style-name="T1119"/></text:p>
      <text:p text:style-name="P83"><text:span text:style-name="T1120"><text:tab/><text:tab/><text:tab/></text:span><text:span text:style-name="T1121">char</text:span><text:span text:style-name="T1122"><text:s/>tmp[</text:span><text:span text:style-name="T1123">ArrSize</text:span><text:span text:style-name="T1124">] =<text:s/></text:span><text:span text:style-name="T1125">""</text:span><text:span text:style-name="T1126">;</text:span></text:p>
      <text:p text:style-name="P83"><text:span text:style-name="T1126"><text:tab/><text:tab/><text:tab/>fread(&amp;byte,<text:s/></text:span><text:span text:style-name="T1127">sizeof</text:span><text:span text:style-name="T1128">(byte), 1, file);</text:span></text:p>
      <text:p text:style-name="P83"><text:span text:style-name="T1128"><text:tab/><text:tab/><text:tab/>printf(</text:span><text:span text:style-name="T1129">"%X "</text:span><text:span text:style-name="T1130">, byte);</text:span></text:p>
      <text:p text:style-name="P83"><text:span text:style-name="T1131"/></text:p>
      <text:p text:style-name="P83"><text:span text:style-name="T1132"><text:tab/><text:tab/><text:tab/>fread(&amp;byte,<text:s/></text:span><text:span text:style-name="T1133">sizeof</text:span><text:span text:style-name="T1134">(byte), 1, file);</text:span></text:p>
      <text:p text:style-name="P83"><text:span text:style-name="T1134"><text:tab/><text:tab/><text:tab/>printf(</text:span><text:span text:style-name="T1135">"%X "</text:span><text:span text:style-name="T1136">, byte);</text:span></text:p>
      <text:p text:style-name="P83"><text:span text:style-name="T1136"><text:tab/><text:tab/><text:tab/>sprintf(tmp,<text:s/></text:span><text:span text:style-name="T1137">"R%X "</text:span><text:span text:style-name="T1138">, byte);</text:span></text:p>
      <text:p text:style-name="P83"><text:span text:style-name="T1138"><text:tab/><text:tab/><text:tab/>strcat(Result, tmp);</text:span></text:p>
      <text:p text:style-name="P83"><text:span text:style-name="T1139"/></text:p>
      <text:p text:style-name="P83"><text:span text:style-name="T1140"><text:tab/><text:tab/><text:tab/></text:span><text:span text:style-name="T1141">unsigned</text:span><text:span text:style-name="T1142"><text:s/></text:span><text:span text:style-name="T1143">__int32</text:span><text:span text:style-name="T1144"><text:s/>Address;</text:span></text:p>
      <text:p text:style-name="P83"><text:span text:style-name="T1144"><text:tab/><text:tab/><text:tab/>fread(&amp;Address,<text:s/></text:span><text:span text:style-name="T1145">sizeof</text:span><text:span text:style-name="T1146">(Address), 1, file);</text:span></text:p>
      <text:p text:style-name="P83"><text:span text:style-name="T1146"><text:tab/><text:tab/><text:tab/>printf(</text:span><text:span text:style-name="T1147">"%.8X "</text:span><text:span text:style-name="T1148">, Address);</text:span></text:p>
      <text:p text:style-name="P83"><text:span text:style-name="T1148"><text:tab/><text:tab/><text:tab/>Address = address_test(Address,<text:s/></text:span><text:span text:style-name="T1149">SegList</text:span><text:span text:style-name="T1150">);</text:span></text:p>
      <text:p text:style-name="P83"><text:span text:style-name="T1150"><text:tab/><text:tab/><text:tab/>sprintf(tmp,<text:s/></text:span><text:span text:style-name="T1151">"[0x%.8X] "</text:span><text:span text:style-name="T1152">, Address);</text:span></text:p>
      <text:p text:style-name="P83"><text:span text:style-name="T1152"><text:tab/><text:tab/><text:tab/>strcat(Result, tmp);</text:span></text:p>
      <text:p text:style-name="P83"><text:span text:style-name="T1152"><text:tab/><text:tab/><text:tab/></text:span><text:span text:style-name="T1153">break</text:span><text:span text:style-name="T1154">;</text:span></text:p>
      <text:p text:style-name="P83"><text:span text:style-name="T1154"><text:tab/><text:tab/>}</text:span></text:p>
      <text:p text:style-name="P83"><text:span text:style-name="T1154"><text:tab/><text:tab/></text:span><text:span text:style-name="T1155">case</text:span><text:span text:style-name="T1156"><text:s/>0x1C:</text:span></text:p>
      <text:p text:style-name="P83"><text:span text:style-name="T1156"><text:tab/><text:tab/>{</text:span></text:p>
      <text:p text:style-name="P83"><text:span text:style-name="T1156"><text:tab/><text:tab/><text:tab/>printf(</text:span><text:span text:style-name="T1157">"%X "</text:span><text:span text:style-name="T1158">, byte);</text:span></text:p>
      <text:p text:style-name="P83"><text:span text:style-name="T1158"><text:tab/><text:tab/><text:tab/>strcat(Result,<text:s/></text:span><text:span text:style-name="T1159">"MOV "</text:span><text:span text:style-name="T1160">);</text:span></text:p>
      <text:p text:style-name="P83"><text:span text:style-name="T1161"/></text:p>
      <text:p text:style-name="P83"><text:span text:style-name="T1162"><text:tab/><text:tab/><text:tab/></text:span><text:span text:style-name="T1163">char</text:span><text:span text:style-name="T1164"><text:s/>tmp[</text:span><text:span text:style-name="T1165">ArrSize</text:span><text:span text:style-name="T1166">] =<text:s/></text:span><text:span text:style-name="T1167">""</text:span><text:span text:style-name="T1168">;</text:span></text:p>
      <text:p text:style-name="P83"><text:span text:style-name="T1168"><text:tab/><text:tab/><text:tab/>fread(&amp;byte,<text:s/></text:span><text:span text:style-name="T1169">sizeof</text:span><text:span text:style-name="T1170">(byte), 1, file);</text:span></text:p>
      <text:p text:style-name="P83"><text:span text:style-name="T1170"><text:tab/><text:tab/><text:tab/>printf(</text:span><text:span text:style-name="T1171">"%X "</text:span><text:span text:style-name="T1172">, byte);</text:span></text:p>
      <text:p text:style-name="P83"><text:span text:style-name="T1172"><text:tab/><text:tab/><text:tab/></text:span></text:p>
      <text:p text:style-name="P83"><text:span text:style-name="T1172"><text:tab/><text:tab/><text:tab/></text:span><text:span text:style-name="T1173">switch</text:span><text:span text:style-name="T1174"><text:s/>(byte)</text:span></text:p>
      <text:p text:style-name="P83"><text:span text:style-name="T1174"><text:tab/><text:tab/><text:tab/>{</text:span></text:p>
      <text:p text:style-name="P83"><text:span text:style-name="T1174"><text:tab/><text:tab/><text:tab/></text:span><text:span text:style-name="T1175">case</text:span><text:span text:style-name="T1176"><text:s/>0:</text:span></text:p>
      <text:p text:style-name="P83"><text:span text:style-name="T1176"><text:tab/><text:tab/><text:tab/>{</text:span></text:p>
      <text:p text:style-name="P83"><text:span text:style-name="T1176"><text:tab/><text:tab/><text:tab/><text:tab/>fread(&amp;byte,<text:s/></text:span><text:span text:style-name="T1177">sizeof</text:span><text:span text:style-name="T1178">(byte), 1, file);</text:span></text:p>
      <text:p text:style-name="P83"><text:span text:style-name="T1178"><text:tab/><text:tab/><text:tab/><text:tab/>printf(</text:span><text:span text:style-name="T1179">"%X "</text:span><text:span text:style-name="T1180">, byte);</text:span></text:p>
      <text:p text:style-name="P83"><text:span text:style-name="T1180"><text:tab/><text:tab/><text:tab/><text:tab/>sprintf(tmp,<text:s/></text:span><text:span text:style-name="T1181">"R%X "</text:span><text:span text:style-name="T1182">, byte);</text:span></text:p>
      <text:p text:style-name="P83"><text:span text:style-name="T1182"><text:tab/><text:tab/><text:tab/><text:tab/>strcat(Result, tmp);</text:span></text:p>
      <text:p text:style-name="P83"><text:span text:style-name="T1183"/></text:p>
      <text:p text:style-name="P83"><text:span text:style-name="T1184"><text:tab/><text:tab/><text:tab/><text:tab/>fread(&amp;byte,<text:s/></text:span><text:span text:style-name="T1185">sizeof</text:span><text:span text:style-name="T1186">(byte), 1, file);</text:span></text:p>
      <text:p text:style-name="P83"><text:span text:style-name="T1186"><text:tab/><text:tab/><text:tab/><text:tab/>printf(</text:span><text:span text:style-name="T1187">"%X "</text:span><text:span text:style-name="T1188">, byte);</text:span></text:p>
      <text:p text:style-name="P83"><text:span text:style-name="T1188"><text:tab/><text:tab/><text:tab/><text:tab/>sprintf(tmp,<text:s/></text:span><text:span text:style-name="T1189">"%d "</text:span><text:span text:style-name="T1190">, byte);</text:span></text:p>
      <text:p text:style-name="P83"><text:span text:style-name="T1190"><text:tab/><text:tab/><text:tab/><text:tab/>strcat(Result, tmp);</text:span></text:p>
      <text:p text:style-name="P83"><text:span text:style-name="T1190"><text:tab/><text:tab/><text:tab/><text:tab/></text:span><text:span text:style-name="T1191">break</text:span><text:span text:style-name="T1192">;</text:span></text:p>
      <text:p text:style-name="P83"><text:span text:style-name="T1192"><text:tab/><text:tab/><text:tab/>}</text:span></text:p>
      <text:p text:style-name="P83"><text:span text:style-name="T1192"><text:tab/><text:tab/><text:tab/></text:span><text:span text:style-name="T1193">case</text:span><text:span text:style-name="T1194"><text:s/>1:</text:span></text:p>
      <text:p text:style-name="P83"><text:span text:style-name="T1194"><text:tab/><text:tab/><text:tab/>{</text:span></text:p>
      <text:p text:style-name="P83"><text:span text:style-name="T1194"><text:tab/><text:tab/><text:tab/><text:tab/>fread(&amp;byte,<text:s/></text:span><text:span text:style-name="T1195">sizeof</text:span><text:span text:style-name="T1196">(byte), 1, file);</text:span></text:p>
      <text:p text:style-name="P83"><text:span text:style-name="T1196"><text:tab/><text:tab/><text:tab/><text:tab/>printf(</text:span><text:span text:style-name="T1197">"%X "</text:span><text:span text:style-name="T1198">, byte);</text:span></text:p>
      <text:p text:style-name="P83"><text:span text:style-name="T1198"><text:tab/><text:tab/><text:tab/><text:tab/>sprintf(tmp,<text:s/></text:span><text:span text:style-name="T1199">"R%X "</text:span><text:span text:style-name="T1200">, byte);</text:span></text:p>
      <text:p text:style-name="P83"><text:span text:style-name="T1200"><text:tab/><text:tab/><text:tab/><text:tab/>strcat(Result, tmp);</text:span></text:p>
      <text:p text:style-name="P83"><text:span text:style-name="T1201"/></text:p>
      <text:p text:style-name="P83"><text:span text:style-name="T1202"><text:tab/><text:tab/><text:tab/><text:tab/></text:span><text:span text:style-name="T1203">unsigned</text:span><text:span text:style-name="T1204"><text:s/></text:span><text:span text:style-name="T1205">__int16</text:span><text:span text:style-name="T1206"><text:s/>Num_2byte;</text:span></text:p>
      <text:p text:style-name="P83"><text:span text:style-name="T1206"><text:tab/><text:tab/><text:tab/><text:tab/>fread(&amp;Num_2byte,<text:s/></text:span><text:span text:style-name="T1207">sizeof</text:span><text:span text:style-name="T1208">(Num_2byte), 1, file);</text:span></text:p>
      <text:p text:style-name="P83"><text:span text:style-name="T1208"><text:tab/><text:tab/><text:tab/><text:tab/>printf(</text:span><text:span text:style-name="T1209">"%.4X "</text:span><text:span text:style-name="T1210">, Num_2byte);</text:span></text:p>
      <text:p text:style-name="P83"><text:span text:style-name="T1210"><text:tab/><text:tab/><text:tab/><text:tab/>sprintf(tmp,<text:s/></text:span><text:span text:style-name="T1211">"%d "</text:span><text:span text:style-name="T1212">, Num_2byte);</text:span></text:p>
      <text:p text:style-name="P83"><text:span text:style-name="T1212"><text:tab/><text:tab/><text:tab/><text:tab/>strcat(Result, tmp);</text:span></text:p>
      <text:p text:style-name="P83"><text:span text:style-name="T1212"><text:tab/><text:tab/><text:tab/><text:tab/></text:span><text:span text:style-name="T1213">break</text:span><text:span text:style-name="T1214">;</text:span></text:p>
      <text:p text:style-name="P83"><text:span text:style-name="T1214"><text:tab/><text:tab/><text:tab/>}</text:span></text:p>
      <text:p text:style-name="P83"><text:span text:style-name="T1214"><text:tab/><text:tab/><text:tab/></text:span><text:span text:style-name="T1215">case</text:span><text:span text:style-name="T1216"><text:s/>2:</text:span></text:p>
      <text:p text:style-name="P83"><text:span text:style-name="T1216"><text:tab/><text:tab/><text:tab/>{</text:span></text:p>
      <text:p text:style-name="P83"><text:span text:style-name="T1216"><text:tab/><text:tab/><text:tab/><text:tab/>fread(&amp;byte,<text:s/></text:span><text:span text:style-name="T1217">sizeof</text:span><text:span text:style-name="T1218">(byte), 1, file);</text:span></text:p>
      <text:p text:style-name="P83"><text:span text:style-name="T1218"><text:tab/><text:tab/><text:tab/><text:tab/>printf(</text:span><text:span text:style-name="T1219">"%X "</text:span><text:span text:style-name="T1220">, byte);</text:span></text:p>
      <text:p text:style-name="P83"><text:span text:style-name="T1220"><text:tab/><text:tab/><text:tab/><text:tab/>sprintf(tmp,<text:s/></text:span><text:span text:style-name="T1221">"R%X "</text:span><text:span text:style-name="T1222">, byte);</text:span></text:p>
      <text:p text:style-name="P83"><text:span text:style-name="T1222"><text:tab/><text:tab/><text:tab/><text:tab/>strcat(Result, tmp);</text:span></text:p>
      <text:p text:style-name="P83"><text:span text:style-name="T1223"/></text:p>
      <text:p text:style-name="P83"><text:span text:style-name="T1224"><text:tab/><text:tab/><text:tab/><text:tab/></text:span><text:span text:style-name="T1225">unsigned</text:span><text:span text:style-name="T1226"><text:s/></text:span><text:span text:style-name="T1227">__int32</text:span><text:span text:style-name="T1228"><text:s/>Num_4byte;</text:span></text:p>
      <text:p text:style-name="P83"><text:span text:style-name="T1228"><text:tab/><text:tab/><text:tab/><text:tab/>fread(&amp;Num_4byte,<text:s/></text:span><text:span text:style-name="T1229">sizeof</text:span><text:span text:style-name="T1230">(Num_4byte), 1, file);</text:span></text:p>
      <text:p text:style-name="P83"><text:span text:style-name="T1230"><text:tab/><text:tab/><text:tab/><text:tab/>printf(</text:span><text:span text:style-name="T1231">"%.8X "</text:span><text:span text:style-name="T1232">, Num_4byte);</text:span></text:p>
      <text:p text:style-name="P83"><text:span text:style-name="T1232"><text:tab/><text:tab/><text:tab/><text:tab/>sprintf(tmp,<text:s/></text:span><text:span text:style-name="T1233">"%d "</text:span><text:span text:style-name="T1234">, Num_4byte);</text:span></text:p>
      <text:p text:style-name="P83"><text:span text:style-name="T1234"><text:tab/><text:tab/><text:tab/><text:tab/>strcat(Result, tmp);</text:span></text:p>
      <text:p text:style-name="P83"><text:span text:style-name="T1234"><text:tab/><text:tab/><text:tab/>}</text:span></text:p>
      <text:p text:style-name="P83"><text:span text:style-name="T1234"><text:tab/><text:tab/><text:tab/></text:span><text:span text:style-name="T1235">default</text:span><text:span text:style-name="T1236">:</text:span></text:p>
      <text:p text:style-name="P83"><text:span text:style-name="T1236"><text:tab/><text:tab/><text:tab/><text:tab/></text:span><text:span text:style-name="T1237">break</text:span><text:span text:style-name="T1238">;</text:span></text:p>
      <text:p text:style-name="P83"><text:span text:style-name="T1238"><text:tab/><text:tab/><text:tab/>}</text:span></text:p>
      <text:p text:style-name="P83"><text:span text:style-name="T1238"><text:tab/><text:tab/><text:tab/></text:span><text:span text:style-name="T1239">break</text:span><text:span text:style-name="T1240">;</text:span></text:p>
      <text:p text:style-name="P83"><text:span text:style-name="T1240"><text:tab/><text:tab/>}</text:span></text:p>
      <text:p text:style-name="P83"><text:span text:style-name="T1240"><text:tab/><text:tab/></text:span><text:span text:style-name="T1241">default</text:span><text:span text:style-name="T1242">:</text:span></text:p>
      <text:p text:style-name="P83"><text:span text:style-name="T1242"><text:tab/><text:tab/><text:tab/></text:span><text:span text:style-name="T1243">break</text:span><text:span text:style-name="T1244">;</text:span></text:p>
      <text:p text:style-name="P83"><text:span text:style-name="T1244"><text:tab/><text:tab/>}</text:span></text:p>
      <text:p text:style-name="P83"><text:span text:style-name="T1245"/></text:p>
      <text:p text:style-name="P83"><text:span text:style-name="T1246"><text:tab/><text:tab/>printf(</text:span><text:span text:style-name="T1247">":\n\t# %s #\n"</text:span><text:span text:style-name="T1248">, Result);</text:span></text:p>
      <text:p text:style-name="P83"><text:span text:style-name="T1248"><text:tab/><text:tab/></text:span></text:p>
      <text:p text:style-name="P83"><text:span text:style-name="T1248"><text:tab/><text:tab/></text:span><text:span text:style-name="T1249">for</text:span><text:span text:style-name="T1250"><text:s/>(</text:span><text:span text:style-name="T1251">int</text:span><text:span text:style-name="T1252"><text:s/>j = 0; Result[j]; j++)</text:span></text:p>
      <text:p text:style-name="P83"><text:span text:style-name="T1252"><text:tab/><text:tab/><text:tab/>Result[j] =<text:s/></text:span><text:span text:style-name="T1253">NULL</text:span><text:span text:style-name="T1254">;</text:span></text:p>
      <text:p text:style-name="P83"><text:span text:style-name="T1254"><text:tab/>}</text:span></text:p>
      <text:p text:style-name="P83"><text:span text:style-name="T1254"><text:tab/></text:span></text:p>
      <text:p text:style-name="P83"><text:span text:style-name="T1254"><text:tab/>fclose(file);</text:span></text:p>
      <text:p text:style-name="P84"><text:span text:style-name="T1254">}</text:span></text:p>
      <text:p text:style-name="P84"><text:span text:style-name="T1255">Address.h</text:span></text:p>
      <text:p text:style-name="P85"><text:span text:style-name="T1256">#include</text:span><text:span text:style-name="T1257"><text:s/></text:span><text:span text:style-name="T1258">"Tables.h"</text:span></text:p>
      <text:p text:style-name="P85"><text:span text:style-name="T1259"/></text:p>
      <text:p text:style-name="P86"><text:span text:style-name="T1260">int</text:span><text:span text:style-name="T1261"><text:s/>address_test(</text:span><text:span text:style-name="T1262">unsigned</text:span><text:span text:style-name="T1263"><text:s/></text:span><text:span text:style-name="T1264">__int32</text:span><text:span text:style-name="T1265"><text:s/></text:span><text:span text:style-name="T1266">VirtAddr</text:span><text:span text:style-name="T1267">,<text:s/></text:span><text:span text:style-name="T1268">segment_table</text:span><text:span text:style-name="T1269">*<text:s/></text:span><text:span text:style-name="T1270">SegList</text:span><text:span text:style-name="T1271">);</text:span></text:p>
      <text:p text:style-name="P86"><text:span text:style-name="T1272">Address.c</text:span></text:p>
      <text:p text:style-name="P87"><text:span text:style-name="T1273">#include</text:span><text:span text:style-name="T1274"><text:s/></text:span><text:span text:style-name="T1275">"address.h"</text:span></text:p>
      <text:p text:style-name="P87"><text:span text:style-name="T1276">#define</text:span><text:span text:style-name="T1277"><text:s/></text:span><text:span text:style-name="T1278">BIN8</text:span><text:span text:style-name="T1279">(x) BIN___(0##x)</text:span></text:p>
      <text:p text:style-name="P87"><text:span text:style-name="T1280">#define</text:span><text:span text:style-name="T1281"><text:s/></text:span><text:span text:style-name="T1282">BIN___</text:span><text:span text:style-name="T1283">(x)<text:s text:c="36"/>\</text:span></text:p>
      <text:p text:style-name="P87"><text:span text:style-name="T1283"><text:tab/>(<text:s text:c="48"/>\</text:span></text:p>
      <text:p text:style-name="P87"><text:span text:style-name="T1283"><text:tab/>((x / 01ul) % 010)*(2&gt;&gt;1) +<text:s text:c="22"/>\</text:span></text:p>
      <text:p text:style-name="P87"><text:span text:style-name="T1283"><text:tab/>((x / 010ul) % 010)*(2&lt;&lt;0) +<text:s text:c="21"/>\</text:span></text:p>
      <text:p text:style-name="P87"><text:span text:style-name="T1283"><text:tab/>((x / 0100ul) % 010)*(2&lt;&lt;1) +<text:s text:c="20"/>\</text:span></text:p>
      <text:p text:style-name="P87"><text:span text:style-name="T1283"><text:tab/>((x / 01000ul) % 010)*(2&lt;&lt;2) +<text:s text:c="19"/>\</text:span></text:p>
      <text:p text:style-name="P87"><text:span text:style-name="T1283"><text:tab/>((x / 010000ul) % 010)*(2&lt;&lt;3) +<text:s text:c="18"/>\</text:span></text:p>
      <text:p text:style-name="P87"><text:span text:style-name="T1283"><text:tab/>((x / 0100000ul) % 010)*(2&lt;&lt;4) +<text:s text:c="17"/>\</text:span></text:p>
      <text:p text:style-name="P87"><text:span text:style-name="T1283"><text:tab/>((x / 01000000ul) % 010)*(2&lt;&lt;5) +<text:s text:c="16"/>\</text:span></text:p>
      <text:p text:style-name="P87"><text:span text:style-name="T1283"><text:tab/>((x / 010000000ul) % 010)*(2&lt;&lt;6) +<text:s text:c="15"/>\</text:span></text:p>
      <text:p text:style-name="P87"><text:span text:style-name="T1283"><text:tab/>((x / 0100000000ul) % 010)*(2&lt;&lt;7)<text:s text:c="16"/>\</text:span></text:p>
      <text:p text:style-name="P87"><text:span text:style-name="T1283"><text:tab/>)</text:span></text:p>
      <text:p text:style-name="P87"><text:span text:style-name="T1284"/></text:p>
      <text:p text:style-name="P87"><text:span text:style-name="T1285">#define</text:span><text:span text:style-name="T1286"><text:s/></text:span><text:span text:style-name="T1287">BIN16</text:span><text:span text:style-name="T1288">(x1,x2) \</text:span></text:p>
      <text:p text:style-name="P87"><text:span text:style-name="T1288"><text:s text:c="4"/>((</text:span><text:span text:style-name="T1289">BIN___</text:span><text:span text:style-name="T1290">(x1)&lt;&lt;8)+</text:span><text:span text:style-name="T1291">BIN___</text:span><text:span text:style-name="T1292">(x2))</text:span></text:p>
      <text:p text:style-name="P87"><text:span text:style-name="T1293"/></text:p>
      <text:p text:style-name="P87"><text:span text:style-name="T1294">#define</text:span><text:span text:style-name="T1295"><text:s/></text:span><text:span text:style-name="T1296">BIN32</text:span><text:span text:style-name="T1297">(x1,x2,x3,x4) \</text:span></text:p>
      <text:p text:style-name="P87"><text:span text:style-name="T1297"><text:s text:c="4"/>((</text:span><text:span text:style-name="T1298">BIN___</text:span><text:span text:style-name="T1299">(x1)&lt;&lt;24)+(</text:span><text:span text:style-name="T1300">BIN___</text:span><text:span text:style-name="T1301">(x2)&lt;&lt;16)+(</text:span><text:span text:style-name="T1302">BIN___</text:span><text:span text:style-name="T1303">(x3)&lt;&lt;8)+</text:span><text:span text:style-name="T1304">BIN___</text:span><text:span text:style-name="T1305">(x4))</text:span></text:p>
      <text:p text:style-name="P87"><text:span text:style-name="T1306"/></text:p>
      <text:p text:style-name="P87"><text:span text:style-name="T1307">int</text:span><text:span text:style-name="T1308"><text:s/>AddressCheck(</text:span><text:span text:style-name="T1309">unsigned</text:span><text:span text:style-name="T1310"><text:s/></text:span><text:span text:style-name="T1311">__int32</text:span><text:span text:style-name="T1312"><text:s/></text:span><text:span text:style-name="T1313">VirtualAddr</text:span><text:span text:style-name="T1314">,<text:s/></text:span><text:span text:style-name="T1315">page_table</text:span><text:span text:style-name="T1316">*<text:s/></text:span><text:span text:style-name="T1317">PageNode</text:span><text:span text:style-name="T1318">,<text:s/></text:span><text:span text:style-name="T1319">segment_table</text:span><text:span text:style-name="T1320">*<text:s/></text:span><text:span text:style-name="T1321">SegmentNode</text:span><text:span text:style-name="T1322">)</text:span></text:p>
      <text:p text:style-name="P87"><text:span text:style-name="T1322">{</text:span></text:p>
      <text:p text:style-name="P87"><text:span text:style-name="T1322"><text:tab/></text:span><text:span text:style-name="T1323">segment_table</text:span><text:span text:style-name="T1324">* SegPtr =<text:s/></text:span><text:span text:style-name="T1325">SegmentNode</text:span><text:span text:style-name="T1326">;</text:span></text:p>
      <text:p text:style-name="P87"><text:span text:style-name="T1326"><text:tab/></text:span><text:span text:style-name="T1327">page_table</text:span><text:span text:style-name="T1328">* PagePtr =<text:s/></text:span><text:span text:style-name="T1329">PageNode</text:span><text:span text:style-name="T1330">;</text:span></text:p>
      <text:p text:style-name="P87"><text:span text:style-name="T1331"/></text:p>
      <text:p text:style-name="P87"><text:span text:style-name="T1332"><text:tab/></text:span><text:span text:style-name="T1333">unsigned</text:span><text:span text:style-name="T1334"><text:s/></text:span><text:span text:style-name="T1335">__int32</text:span><text:span text:style-name="T1336"><text:s/>GetSegNum =<text:s/></text:span><text:span text:style-name="T1337">VirtualAddr</text:span><text:span text:style-name="T1338">;</text:span></text:p>
      <text:p text:style-name="P87"><text:span text:style-name="T1338"><text:tab/>GetSegNum = (GetSegNum &gt;&gt; 22);</text:span></text:p>
      <text:p text:style-name="P87"><text:span text:style-name="T1339"/></text:p>
      <text:p text:style-name="P87"><text:span text:style-name="T1340"><text:tab/></text:span><text:span text:style-name="T1341">if</text:span><text:span text:style-name="T1342"><text:s/>((0 &gt; GetSegNum)||(GetSegNum &gt;= 8))</text:span></text:p>
      <text:p text:style-name="P87"><text:span text:style-name="T1342"><text:tab/>{</text:span></text:p>
      <text:p text:style-name="P87"><text:span text:style-name="T1342"><text:tab/><text:tab/>printf(</text:span><text:span text:style-name="T1343">"\nError: Real adress of [0x%.8X] can't be made, because segment '%d' dosen't exist!"</text:span><text:span text:style-name="T1344">,<text:s/></text:span><text:span text:style-name="T1345">VirtualAddr</text:span><text:span text:style-name="T1346">, GetSegNum);</text:span></text:p>
      <text:p text:style-name="P87"><text:span text:style-name="T1346"><text:tab/><text:tab/></text:span><text:span text:style-name="T1347">return</text:span><text:span text:style-name="T1348"><text:s/></text:span><text:span text:style-name="T1349">VirtualAddr</text:span><text:span text:style-name="T1350">;</text:span></text:p>
      <text:p text:style-name="P87"><text:span text:style-name="T1350"><text:tab/>}</text:span></text:p>
      <text:p text:style-name="P87"><text:span text:style-name="T1350"><text:tab/></text:span><text:span text:style-name="T1351">else</text:span></text:p>
      <text:p text:style-name="P87"><text:span text:style-name="T1352"><text:tab/>{</text:span></text:p>
      <text:p text:style-name="P87"><text:span text:style-name="T1352"><text:tab/><text:tab/></text:span><text:span text:style-name="T1353">while</text:span><text:span text:style-name="T1354"><text:s/>(SegPtr-&gt;NextSeg)</text:span></text:p>
      <text:p text:style-name="P87"><text:span text:style-name="T1354"><text:tab/><text:tab/>{</text:span></text:p>
      <text:p text:style-name="P87"><text:span text:style-name="T1354"><text:tab/><text:tab/><text:tab/></text:span><text:span text:style-name="T1355">if</text:span><text:span text:style-name="T1356"><text:s/>(SegPtr-&gt;SegmentNum == GetSegNum)</text:span></text:p>
      <text:p text:style-name="P87"><text:span text:style-name="T1356"><text:tab/><text:tab/><text:tab/><text:tab/></text:span><text:span text:style-name="T1357">break</text:span><text:span text:style-name="T1358">;</text:span></text:p>
      <text:p text:style-name="P87"><text:span text:style-name="T1358"><text:tab/><text:tab/><text:tab/>SegPtr = SegPtr-&gt;NextSeg;</text:span></text:p>
      <text:p text:style-name="P87"><text:span text:style-name="T1358"><text:tab/><text:tab/>}</text:span></text:p>
      <text:p text:style-name="P87"><text:span text:style-name="T1358"><text:tab/>}</text:span></text:p>
      <text:p text:style-name="P87"><text:span text:style-name="T1359"/></text:p>
      <text:p text:style-name="P87"><text:span text:style-name="T1360"><text:tab/>PagePtr = parse_pages_table(SegPtr-&gt;TablePath, SegPtr);</text:span></text:p>
      <text:p text:style-name="P87"><text:span text:style-name="T1360"><text:tab/></text:span><text:span text:style-name="T1361">if</text:span><text:span text:style-name="T1362"><text:s/>(PagePtr ==<text:s/></text:span><text:span text:style-name="T1363">NULL</text:span><text:span text:style-name="T1364">)</text:span></text:p>
      <text:p text:style-name="P87"><text:span text:style-name="T1364"><text:tab/>{</text:span></text:p>
      <text:p text:style-name="P87"><text:span text:style-name="T1364"><text:tab/><text:tab/>printf(</text:span><text:span text:style-name="T1365">"\nError: Real adress of [0x%.8X] can't be made, because page dosen't exist at this segment!"</text:span><text:span text:style-name="T1366">,<text:s/></text:span><text:span text:style-name="T1367">VirtualAddr</text:span><text:span text:style-name="T1368">);</text:span></text:p>
      <text:p text:style-name="P87"><text:span text:style-name="T1368"><text:tab/><text:tab/></text:span><text:span text:style-name="T1369">return</text:span><text:span text:style-name="T1370"><text:s/></text:span><text:span text:style-name="T1371">VirtualAddr</text:span><text:span text:style-name="T1372">;</text:span></text:p>
      <text:p text:style-name="P87"><text:span text:style-name="T1372"><text:tab/>}</text:span></text:p>
      <text:p text:style-name="P87"><text:span text:style-name="T1373"/></text:p>
      <text:p text:style-name="P87"><text:span text:style-name="T1374"><text:tab/></text:span><text:span text:style-name="T1375">long</text:span><text:span text:style-name="T1376"><text:s/>PageCheck =<text:s/></text:span><text:span text:style-name="T1377">BIN32</text:span><text:span text:style-name="T1378">(000000000, 000111111, 011110000, 000000000);</text:span></text:p>
      <text:p text:style-name="P87"><text:span text:style-name="T1378"><text:tab/></text:span><text:span text:style-name="T1379">unsigned</text:span><text:span text:style-name="T1380"><text:s/></text:span><text:span text:style-name="T1381">__int32</text:span><text:span text:style-name="T1382"><text:s/>GetPageNum = (</text:span><text:span text:style-name="T1383">VirtualAddr</text:span><text:span text:style-name="T1384"><text:s/>&amp; PageCheck);</text:span></text:p>
      <text:p text:style-name="P87"><text:span text:style-name="T1384"><text:tab/>GetPageNum = (GetPageNum &gt;&gt; 12);</text:span></text:p>
      <text:p text:style-name="P87"><text:span text:style-name="T1384"><text:tab/></text:span><text:span text:style-name="T1385">if</text:span><text:span text:style-name="T1386"><text:s/>(GetPageNum &gt;= 10)</text:span></text:p>
      <text:p text:style-name="P87"><text:span text:style-name="T1386"><text:tab/>{</text:span></text:p>
      <text:p text:style-name="P87"><text:span text:style-name="T1386"><text:tab/><text:tab/>printf(</text:span><text:span text:style-name="T1387">"\nError: Real adress of [0x%.8X] can't be made, because page '%d' dosen't exist!"</text:span><text:span text:style-name="T1388">,<text:s/></text:span><text:span text:style-name="T1389">VirtualAddr</text:span><text:span text:style-name="T1390">, GetPageNum);</text:span></text:p>
      <text:p text:style-name="P87"><text:span text:style-name="T1390"><text:tab/><text:tab/></text:span><text:span text:style-name="T1391">return</text:span><text:span text:style-name="T1392"><text:s/></text:span><text:span text:style-name="T1393">VirtualAddr</text:span><text:span text:style-name="T1394">;</text:span></text:p>
      <text:p text:style-name="P87"><text:span text:style-name="T1394"><text:tab/>}</text:span></text:p>
      <text:p text:style-name="P87"><text:span text:style-name="T1394"><text:tab/></text:span><text:span text:style-name="T1395">else</text:span></text:p>
      <text:p text:style-name="P87"><text:span text:style-name="T1396"><text:tab/>{</text:span></text:p>
      <text:p text:style-name="P87"><text:span text:style-name="T1396"><text:tab/><text:tab/></text:span><text:span text:style-name="T1397">while</text:span><text:span text:style-name="T1398"><text:s/>(PagePtr-&gt;NextPage)</text:span></text:p>
      <text:p text:style-name="P87"><text:span text:style-name="T1398"><text:tab/><text:tab/>{</text:span></text:p>
      <text:p text:style-name="P87"><text:span text:style-name="T1398"><text:tab/><text:tab/><text:tab/></text:span><text:span text:style-name="T1399">if</text:span><text:span text:style-name="T1400"><text:s/>(PagePtr-&gt;PageNum == GetPageNum)</text:span></text:p>
      <text:p text:style-name="P87"><text:span text:style-name="T1400"><text:tab/><text:tab/><text:tab/><text:tab/></text:span><text:span text:style-name="T1401">break</text:span><text:span text:style-name="T1402">;</text:span></text:p>
      <text:p text:style-name="P87"><text:span text:style-name="T1402"><text:tab/><text:tab/><text:tab/>PagePtr = PagePtr-&gt;NextPage;</text:span></text:p>
      <text:p text:style-name="P87"><text:span text:style-name="T1402"><text:tab/><text:tab/>}</text:span></text:p>
      <text:p text:style-name="P87"><text:span text:style-name="T1402"><text:tab/>}</text:span></text:p>
      <text:p text:style-name="P87"><text:span text:style-name="T1402"><text:tab/></text:span></text:p>
      <text:p text:style-name="P87"><text:span text:style-name="T1402"><text:tab/></text:span><text:span text:style-name="T1403">if</text:span><text:span text:style-name="T1404"><text:s/>(PagePtr-&gt;Flag == 0)</text:span></text:p>
      <text:p text:style-name="P87"><text:span text:style-name="T1404"><text:tab/>{</text:span></text:p>
      <text:p text:style-name="P87"><text:span text:style-name="T1404"><text:tab/><text:tab/>printf(</text:span><text:span text:style-name="T1405">"\nError: Real adress of [0x%.8X] can't be made, because page '%d' empty!"</text:span><text:span text:style-name="T1406">,<text:s/></text:span><text:span text:style-name="T1407">VirtualAddr</text:span><text:span text:style-name="T1408">, GetPageNum);</text:span></text:p>
      <text:p text:style-name="P87"><text:span text:style-name="T1408"><text:tab/><text:tab/></text:span><text:span text:style-name="T1409">return</text:span><text:span text:style-name="T1410"><text:s/></text:span><text:span text:style-name="T1411">VirtualAddr</text:span><text:span text:style-name="T1412">;</text:span></text:p>
      <text:p text:style-name="P87"><text:span text:style-name="T1412"><text:tab/>}</text:span></text:p>
      <text:p text:style-name="P87"><text:span text:style-name="T1412"><text:tab/></text:span><text:span text:style-name="T1413">else</text:span></text:p>
      <text:p text:style-name="P87"><text:span text:style-name="T1414"><text:tab/>{</text:span></text:p>
      <text:p text:style-name="P87"><text:span text:style-name="T1414"><text:tab/><text:tab/></text:span><text:span text:style-name="T1415">long</text:span><text:span text:style-name="T1416"><text:s/>Shift =<text:s/></text:span><text:span text:style-name="T1417">BIN32</text:span><text:span text:style-name="T1418">(000000000, 000000000, 000001111, 011111111);</text:span></text:p>
      <text:p text:style-name="P87"><text:span text:style-name="T1418"><text:tab/><text:tab/></text:span><text:span text:style-name="T1419">unsigned</text:span><text:span text:style-name="T1420"><text:s/></text:span><text:span text:style-name="T1421">__int32</text:span><text:span text:style-name="T1422"><text:s/>GetShift = (</text:span><text:span text:style-name="T1423">VirtualAddr</text:span><text:span text:style-name="T1424"><text:s/>&amp; Shift);</text:span></text:p>
      <text:p text:style-name="P87"><text:span text:style-name="T1424"><text:tab/><text:tab/>GetShift += PagePtr-&gt;Frame;</text:span></text:p>
      <text:p text:style-name="P87"><text:span text:style-name="T1424"><text:tab/><text:tab/></text:span></text:p>
      <text:p text:style-name="P87"><text:span text:style-name="T1424"><text:tab/><text:tab/></text:span><text:span text:style-name="T1425">return</text:span><text:span text:style-name="T1426"><text:s/>GetShift;</text:span></text:p>
      <text:p text:style-name="P87"><text:span text:style-name="T1426"><text:tab/>}</text:span></text:p>
      <text:p text:style-name="P87"><text:span text:style-name="T1426">}</text:span><text:span text:style-name="T1427"><text:s/></text:span><text:span text:style-name="T1428">#include</text:span><text:span text:style-name="T1429"><text:s/></text:span><text:span text:style-name="T1430">"Address.h"</text:span></text:p>
      <text:p text:style-name="P87"><text:span text:style-name="T1431">#define</text:span><text:span text:style-name="T1432"><text:s/></text:span><text:span text:style-name="T1433">BIN8</text:span><text:span text:style-name="T1434">(x) BIN___(0##x)</text:span></text:p>
      <text:p text:style-name="P87"><text:span text:style-name="T1435">#define</text:span><text:span text:style-name="T1436"><text:s/></text:span><text:span text:style-name="T1437">BIN___</text:span><text:span text:style-name="T1438">(x)<text:s text:c="36"/>\</text:span></text:p>
      <text:p text:style-name="P87"><text:span text:style-name="T1438"><text:tab/>(<text:s text:c="48"/>\</text:span></text:p>
      <text:p text:style-name="P87"><text:span text:style-name="T1438"><text:tab/>((x / 01ul) % 010)*(2&gt;&gt;1) +<text:s text:c="22"/>\</text:span></text:p>
      <text:p text:style-name="P87"><text:span text:style-name="T1438"><text:tab/>((x / 010ul) % 010)*(2&lt;&lt;0) +<text:s text:c="21"/>\</text:span></text:p>
      <text:p text:style-name="P87"><text:span text:style-name="T1438"><text:tab/>((x / 0100ul) % 010)*(2&lt;&lt;1) +<text:s text:c="20"/>\</text:span></text:p>
      <text:p text:style-name="P87"><text:span text:style-name="T1438"><text:tab/>((x / 01000ul) % 010)*(2&lt;&lt;2) +<text:s text:c="19"/>\</text:span></text:p>
      <text:p text:style-name="P87"><text:span text:style-name="T1438"><text:tab/>((x / 010000ul) % 010)*(2&lt;&lt;3) +<text:s text:c="18"/>\</text:span></text:p>
      <text:p text:style-name="P87"><text:span text:style-name="T1438"><text:tab/>((x / 0100000ul) % 010)*(2&lt;&lt;4) +<text:s text:c="17"/>\</text:span></text:p>
      <text:p text:style-name="P87"><text:span text:style-name="T1438"><text:tab/>((x / 01000000ul) % 010)*(2&lt;&lt;5) +<text:s text:c="16"/>\</text:span></text:p>
      <text:p text:style-name="P87"><text:span text:style-name="T1438"><text:tab/>((x / 010000000ul) % 010)*(2&lt;&lt;6) +<text:s text:c="15"/>\</text:span></text:p>
      <text:p text:style-name="P87"><text:span text:style-name="T1438"><text:tab/>((x / 0100000000ul) % 010)*(2&lt;&lt;7)<text:s text:c="16"/>\</text:span></text:p>
      <text:p text:style-name="P87"><text:span text:style-name="T1438"><text:tab/>)</text:span></text:p>
      <text:p text:style-name="P87"><text:span text:style-name="T1439"/></text:p>
      <text:p text:style-name="P87"><text:span text:style-name="T1440">#define</text:span><text:span text:style-name="T1441"><text:s/></text:span><text:span text:style-name="T1442">BIN16</text:span><text:span text:style-name="T1443">(x1,x2) \</text:span></text:p>
      <text:p text:style-name="P87"><text:span text:style-name="T1443"><text:s text:c="4"/>((</text:span><text:span text:style-name="T1444">BIN___</text:span><text:span text:style-name="T1445">(x1)&lt;&lt;8)+</text:span><text:span text:style-name="T1446">BIN___</text:span><text:span text:style-name="T1447">(x2))</text:span></text:p>
      <text:p text:style-name="P87"><text:span text:style-name="T1448"/></text:p>
      <text:p text:style-name="P87"><text:span text:style-name="T1449">#define</text:span><text:span text:style-name="T1450"><text:s/></text:span><text:span text:style-name="T1451">BIN32</text:span><text:span text:style-name="T1452">(x1,x2,x3,x4) \</text:span></text:p>
      <text:p text:style-name="P87"><text:span text:style-name="T1452"><text:s text:c="4"/>((</text:span><text:span text:style-name="T1453">BIN___</text:span><text:span text:style-name="T1454">(x1)&lt;&lt;24)+(</text:span><text:span text:style-name="T1455">BIN___</text:span><text:span text:style-name="T1456">(x2)&lt;&lt;16)+(</text:span><text:span text:style-name="T1457">BIN___</text:span><text:span text:style-name="T1458">(x3)&lt;&lt;8)+</text:span><text:span text:style-name="T1459">BIN___</text:span><text:span text:style-name="T1460">(x4))</text:span></text:p>
      <text:p text:style-name="P87"><text:span text:style-name="T1461"/></text:p>
      <text:p text:style-name="P87"><text:span text:style-name="T1462">int</text:span><text:span text:style-name="T1463"><text:s/>address_test(</text:span><text:span text:style-name="T1464">unsigned</text:span><text:span text:style-name="T1465"><text:s/></text:span><text:span text:style-name="T1466">__int32</text:span><text:span text:style-name="T1467"><text:s/></text:span><text:span text:style-name="T1468">VirtAddr</text:span><text:span text:style-name="T1469">,<text:s/></text:span><text:span text:style-name="T1470">segment_table</text:span><text:span text:style-name="T1471">*<text:s/></text:span><text:span text:style-name="T1472">SegList</text:span><text:span text:style-name="T1473">)</text:span></text:p>
      <text:p text:style-name="P87"><text:span text:style-name="T1473">{</text:span></text:p>
      <text:p text:style-name="P87"><text:span text:style-name="T1473"><text:tab/></text:span><text:span text:style-name="T1474">segment_table</text:span><text:span text:style-name="T1475">* SegPtr =<text:s/></text:span><text:span text:style-name="T1476">SegList</text:span><text:span text:style-name="T1477">;</text:span></text:p>
      <text:p text:style-name="P87"><text:span text:style-name="T1477"><text:tab/></text:span><text:span text:style-name="T1478">unsigned</text:span><text:span text:style-name="T1479"><text:s/></text:span><text:span text:style-name="T1480">__int32</text:span><text:span text:style-name="T1481"><text:s/>SegNum =<text:s/></text:span><text:span text:style-name="T1482">VirtAddr</text:span><text:span text:style-name="T1483">;</text:span></text:p>
      <text:p text:style-name="P87"><text:span text:style-name="T1483"><text:tab/>SegNum = (SegNum &gt;&gt; 8);</text:span></text:p>
      <text:p text:style-name="P87"><text:span text:style-name="T1484"/></text:p>
      <text:p text:style-name="P87"><text:span text:style-name="T1485"><text:tab/></text:span><text:span text:style-name="T1486">if</text:span><text:span text:style-name="T1487"><text:s/>((0 &gt; SegNum)||(SegNum &gt;= 7))</text:span></text:p>
      <text:p text:style-name="P87"><text:span text:style-name="T1487"><text:tab/>{</text:span></text:p>
      <text:p text:style-name="P87"><text:span text:style-name="T1487"><text:tab/><text:tab/>printf(</text:span><text:span text:style-name="T1488">"\n!Error: Convertation of adress [0x%.8X] failed, because segment '%d' dosen't exist!"</text:span><text:span text:style-name="T1489">,<text:s/></text:span><text:span text:style-name="T1490">VirtAddr</text:span><text:span text:style-name="T1491">, SegNum);</text:span></text:p>
      <text:p text:style-name="P87"><text:span text:style-name="T1491"><text:tab/><text:tab/></text:span><text:span text:style-name="T1492">return</text:span><text:span text:style-name="T1493"><text:s/></text:span><text:span text:style-name="T1494">VirtAddr</text:span><text:span text:style-name="T1495">;</text:span></text:p>
      <text:p text:style-name="P87"><text:span text:style-name="T1495"><text:tab/>}</text:span></text:p>
      <text:p text:style-name="P87"><text:span text:style-name="T1495"><text:tab/></text:span><text:span text:style-name="T1496">else</text:span></text:p>
      <text:p text:style-name="P87"><text:span text:style-name="T1497"><text:tab/>{</text:span></text:p>
      <text:p text:style-name="P87"><text:span text:style-name="T1497"><text:tab/><text:tab/></text:span><text:span text:style-name="T1498">while</text:span><text:span text:style-name="T1499"><text:s/>(SegPtr-&gt;NextSeg)</text:span></text:p>
      <text:p text:style-name="P87"><text:span text:style-name="T1499"><text:tab/><text:tab/>{</text:span></text:p>
      <text:p text:style-name="P87"><text:span text:style-name="T1499"><text:tab/><text:tab/><text:tab/></text:span><text:span text:style-name="T1500">if</text:span><text:span text:style-name="T1501"><text:s/>(SegPtr-&gt;SegmentNum == SegNum)</text:span></text:p>
      <text:p text:style-name="P87"><text:span text:style-name="T1501"><text:tab/><text:tab/><text:tab/><text:tab/></text:span><text:span text:style-name="T1502">break</text:span><text:span text:style-name="T1503">;</text:span></text:p>
      <text:p text:style-name="P87"><text:span text:style-name="T1503"><text:tab/><text:tab/><text:tab/>SegPtr = SegPtr-&gt;NextSeg;</text:span></text:p>
      <text:p text:style-name="P87"><text:span text:style-name="T1503"><text:tab/><text:tab/>}</text:span></text:p>
      <text:p text:style-name="P87"><text:span text:style-name="T1503"><text:tab/>}</text:span></text:p>
      <text:p text:style-name="P87"><text:span text:style-name="T1503"><text:tab/></text:span></text:p>
      <text:p text:style-name="P87"><text:span text:style-name="T1503"><text:tab/></text:span><text:span text:style-name="T1504">if</text:span><text:span text:style-name="T1505"><text:s/>(SegPtr-&gt;flag == 0)</text:span></text:p>
      <text:p text:style-name="P87"><text:span text:style-name="T1505"><text:tab/>{</text:span></text:p>
      <text:p text:style-name="P87"><text:span text:style-name="T1505"><text:tab/><text:tab/>printf(</text:span><text:span text:style-name="T1506">"\n!Error: Convertation of adress [0x%.8X] failed, because segment is '%d' empty!"</text:span><text:span text:style-name="T1507">,<text:s/></text:span><text:span text:style-name="T1508">VirtAddr</text:span><text:span text:style-name="T1509">, SegPtr-&gt;SegmentNum);</text:span></text:p>
      <text:p text:style-name="P87"><text:span text:style-name="T1509"><text:tab/><text:tab/></text:span><text:span text:style-name="T1510">return</text:span><text:span text:style-name="T1511"><text:s/></text:span><text:span text:style-name="T1512">VirtAddr</text:span><text:span text:style-name="T1513">;</text:span></text:p>
      <text:p text:style-name="P87"><text:span text:style-name="T1513"><text:tab/>}</text:span></text:p>
      <text:p text:style-name="P87"><text:span text:style-name="T1513"><text:tab/></text:span><text:span text:style-name="T1514">else</text:span></text:p>
      <text:p text:style-name="P87"><text:span text:style-name="T1515"><text:tab/>{</text:span></text:p>
      <text:p text:style-name="P87"><text:span text:style-name="T1515"><text:tab/><text:tab/></text:span><text:span text:style-name="T1516">long</text:span><text:span text:style-name="T1517"><text:s/>Shift =<text:s/></text:span><text:span text:style-name="T1518">BIN32</text:span><text:span text:style-name="T1519">(000000000, 000000000, 000000000, 011111111);</text:span></text:p>
      <text:p text:style-name="P87"><text:span text:style-name="T1519"><text:tab/><text:tab/></text:span><text:span text:style-name="T1520">unsigned</text:span><text:span text:style-name="T1521"><text:s/></text:span><text:span text:style-name="T1522">__int32</text:span><text:span text:style-name="T1523"><text:s/>SegShift = (</text:span><text:span text:style-name="T1524">VirtAddr</text:span><text:span text:style-name="T1525"><text:s/>&amp; Shift);</text:span></text:p>
      <text:p text:style-name="P87"><text:span text:style-name="T1525"><text:tab/><text:tab/>SegShift += SegPtr-&gt;Base_address;</text:span></text:p>
      <text:p text:style-name="P87"><text:span text:style-name="T1526"/></text:p>
      <text:p text:style-name="P87"><text:span text:style-name="T1527"><text:tab/><text:tab/></text:span><text:span text:style-name="T1528">if</text:span><text:span text:style-name="T1529"><text:s/>(SegShift &gt; SegPtr-&gt;SegSize)</text:span></text:p>
      <text:p text:style-name="P87"><text:span text:style-name="T1529"><text:tab/><text:tab/>{</text:span></text:p>
      <text:p text:style-name="P87"><text:span text:style-name="T1529"><text:tab/><text:tab/><text:tab/>printf(</text:span><text:span text:style-name="T1530">"\n!Error: Convertation of adress [0x%.8X] failed, because shift '%d' is too big for this segment(%d)!"</text:span><text:span text:style-name="T1531">,<text:s/></text:span><text:span text:style-name="T1532">VirtAddr</text:span><text:span text:style-name="T1533">, SegShift, SegPtr-&gt;SegSize);</text:span></text:p>
      <text:p text:style-name="P87"><text:span text:style-name="T1533"><text:tab/><text:tab/><text:tab/></text:span><text:span text:style-name="T1534">return</text:span><text:span text:style-name="T1535"><text:s/></text:span><text:span text:style-name="T1536">VirtAddr</text:span><text:span text:style-name="T1537">;</text:span></text:p>
      <text:p text:style-name="P87"><text:span text:style-name="T1537"><text:tab/><text:tab/>}</text:span></text:p>
      <text:p text:style-name="P87"><text:span text:style-name="T1537"><text:tab/><text:tab/></text:span></text:p>
      <text:p text:style-name="P87"><text:span text:style-name="T1537"><text:tab/><text:tab/></text:span><text:span text:style-name="T1538">return</text:span><text:span text:style-name="T1539"><text:s/>SegShift;</text:span></text:p>
      <text:p text:style-name="P87"><text:span text:style-name="T1539"><text:tab/>}</text:span></text:p>
      <text:p text:style-name="P87"><text:span text:style-name="T1539">}</text:span></text:p>
      <text:p text:style-name="P88"><text:span text:style-name="T1540"/></text:p>
      <text:p text:style-name="P89"><text:span text:style-name="T1541">Тести</text:span></text:p>
      <text:p text:style-name="P90"><draw:frame text:anchor-type="as-char" svg:width="175.68mm" svg:height="78.32mm" style:rel-width="scale" style:rel-height="scale"><draw:object-ole xlink:href="OleObj1"/><draw:image xlink:href="ObjectReplacements/OleObj1"/></draw:frame><text:span text:style-name="T15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